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Object 17/meta.xml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Object 18/meta.xml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Object 19/meta.xml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meta.xml"/>
  <manifest:file-entry manifest:media-type="text/xml" manifest:full-path="Object 20/content.xml"/>
  <manifest:file-entry manifest:media-type="text/xml" manifest:full-path="Object 20/styles.xml"/>
  <manifest:file-entry manifest:media-type="application/vnd.oasis.opendocument.chart" manifest:full-path="Object 20/"/>
  <manifest:file-entry manifest:media-type="text/xml" manifest:full-path="Object 21/meta.xml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text/xml" manifest:full-path="Object 22/meta.xml"/>
  <manifest:file-entry manifest:media-type="text/xml" manifest:full-path="Object 22/content.xml"/>
  <manifest:file-entry manifest:media-type="text/xml" manifest:full-path="Object 22/styles.xml"/>
  <manifest:file-entry manifest:media-type="application/vnd.oasis.opendocument.chart" manifest:full-path="Object 22/"/>
  <manifest:file-entry manifest:media-type="text/xml" manifest:full-path="content.xml"/>
  <manifest:file-entry manifest:media-type="text/xml" manifest:full-path="Object 23/meta.xml"/>
  <manifest:file-entry manifest:media-type="text/xml" manifest:full-path="Object 23/content.xml"/>
  <manifest:file-entry manifest:media-type="text/xml" manifest:full-path="Object 23/styles.xml"/>
  <manifest:file-entry manifest:media-type="application/vnd.oasis.opendocument.chart" manifest:full-path="Object 23/"/>
  <manifest:file-entry manifest:media-type="text/xml" manifest:full-path="Object 24/meta.xml"/>
  <manifest:file-entry manifest:media-type="text/xml" manifest:full-path="Object 24/content.xml"/>
  <manifest:file-entry manifest:media-type="text/xml" manifest:full-path="Object 24/styles.xml"/>
  <manifest:file-entry manifest:media-type="application/vnd.oasis.opendocument.chart" manifest:full-path="Object 24/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16/meta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1.0882in"/>
    </style:style>
    <style:style style:name="co5" style:family="table-column">
      <style:table-column-properties fo:break-before="auto" style:column-width="1.0661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1.0228in"/>
    </style:style>
    <style:style style:name="co8" style:family="table-column">
      <style:table-column-properties fo:break-before="auto" style:column-width="1.04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style:font-style-asian="normal" style:font-weight-asian="normal" style:font-style-complex="normal" style:font-weight-complex="normal"/>
    </style:style>
    <style:style style:name="ce6" style:family="table-cell" style:parent-style-name="Result">
      <style:table-cell-properties style:text-align-source="fix" style:repeat-content="false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table:shapes>
          <draw:frame draw:z-index="0" draw:style-name="gr1" svg:width="6.2988in" svg:height="3.5429in" svg:x="13.4957in" svg:y="0in">
            <draw:object draw:notify-on-update-of-ranges="Planilha1.C1:Planilha1.E1 Planilha1.C8:Planilha1.E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9in" svg:x="20.0138in" svg:y="0in">
            <draw:object draw:notify-on-update-of-ranges="Planilha1.F1:Planilha1.H1 Planilha1.F8:Planilha1.H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6.2988in" svg:height="3.5429in" svg:x="13.4957in" svg:y="3.6744in">
            <draw:object draw:notify-on-update-of-ranges="Planilha1.C1:Planilha1.E1 Planilha1.C15:Planilha1.E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6.2988in" svg:height="3.5429in" svg:x="20.0118in" svg:y="3.6091in">
            <draw:object draw:notify-on-update-of-ranges="Planilha1.F1:Planilha1.H1 Planilha1.F15:Planilha1.H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svg:width="6.2988in" svg:height="3.5429in" svg:x="13.4732in" svg:y="7.4827in">
            <draw:object draw:notify-on-update-of-ranges="Planilha1.C1:Planilha1.E1 Planilha1.C17:Planilha1.E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20.0335in" svg:y="7.4854in">
            <draw:object draw:notify-on-update-of-ranges="Planilha1.F1:Planilha1.H1 Planilha1.F17:Planilha1.H1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13.4406in" svg:y="11.2618in">
            <draw:object draw:notify-on-update-of-ranges="Planilha1.C1:Planilha1.E1 Planilha1.C24:Planilha1.E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20.0886in" svg:y="11.2622in">
            <draw:object draw:notify-on-update-of-ranges="Planilha1.F1:Planilha1.H1 Planilha1.F24:Planilha1.H2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8in" svg:height="3.5429in" svg:x="13.4626in" svg:y="15.1358in">
            <draw:object draw:notify-on-update-of-ranges="Planilha1.C1:Planilha1.E1 Planilha1.C24:Planilha1.E2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9.6748in" svg:y="19.178in">
            <draw:object draw:notify-on-update-of-ranges="Planilha1.C1:Planilha1.E1 Planilha1.C38:Planilha1.E3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6.2988in" svg:height="3.5429in" svg:x="9.6634in" svg:y="23.7972in">
            <draw:object draw:notify-on-update-of-ranges="Planilha1.C1:Planilha1.E1 Planilha1.C45:Planilha1.E4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6.2988in" svg:height="3.5429in" svg:x="9.4882in" svg:y="27.9543in">
            <draw:object draw:notify-on-update-of-ranges="Planilha1.C1:Planilha1.E1 Planilha1.C52:Planilha1.E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6.2988in" svg:height="3.5429in" svg:x="9.0272in" svg:y="32.2165in">
            <draw:object draw:notify-on-update-of-ranges="Planilha1.C1:Planilha1.E1 Planilha1.C59:Planilha1.E59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6.2988in" svg:height="3.5429in" svg:x="8.9937in" svg:y="36.0382in">
            <draw:object draw:notify-on-update-of-ranges="Planilha1.C1:Planilha1.E1 Planilha1.C66:Planilha1.E6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svg:width="6.2988in" svg:height="3.5429in" svg:x="20.2441in" svg:y="15.2126in">
            <draw:object draw:notify-on-update-of-ranges="Planilha1.F1:Planilha1.G1 Planilha1.I1:Planilha1.I1 Planilha1.F31:Planilha1.G31 Planilha1.I31:Planilha1.I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svg:width="6.2988in" svg:height="3.5429in" svg:x="16.8736in" svg:y="19.2933in">
            <draw:object draw:notify-on-update-of-ranges="Planilha1.F1:Planilha1.G1 Planilha1.I1:Planilha1.I1 Planilha1.F38:Planilha1.G38 Planilha1.I38:Planilha1.I3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svg:width="6.2988in" svg:height="3.5429in" svg:x="26.7016in" svg:y="0in">
            <draw:object draw:notify-on-update-of-ranges="Planilha1.F1:Planilha1.G1 Planilha1.I1:Planilha1.I1 Planilha1.F8:Planilha1.G8 Planilha1.I8:Planilha1.I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svg:width="6.2988in" svg:height="3.5429in" svg:x="27.261in" svg:y="3.6232in">
            <draw:object draw:notify-on-update-of-ranges="Planilha1.F1:Planilha1.G1 Planilha1.I1:Planilha1.I1 Planilha1.F15:Planilha1.G15 Planilha1.I15:Planilha1.I1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svg:width="6.2988in" svg:height="3.5429in" svg:x="27.5354in" svg:y="11.226in">
            <draw:object draw:notify-on-update-of-ranges="Planilha1.F1:Planilha1.G1 Planilha1.I1:Planilha1.I1 Planilha1.F24:Planilha1.G24 Planilha1.I24:Planilha1.I24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svg:width="6.2988in" svg:height="3.5429in" svg:x="27.4476in" svg:y="7.1339in">
            <draw:object draw:notify-on-update-of-ranges="Planilha1.F1:Planilha1.G1 Planilha1.I1:Planilha1.I1 Planilha1.F17:Planilha1.G17 Planilha1.I17:Planilha1.I1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svg:width="6.2988in" svg:height="3.5429in" svg:x="16.3685in" svg:y="23.5858in">
            <draw:object draw:notify-on-update-of-ranges="Planilha1.F1:Planilha1.G1 Planilha1.I1:Planilha1.I1 Planilha1.F45:Planilha1.G45 Planilha1.I45:Planilha1.I4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1" svg:width="6.2988in" svg:height="3.5429in" svg:x="16.3909in" svg:y="27.8157in">
            <draw:object draw:notify-on-update-of-ranges="Planilha1.F1:Planilha1.G1 Planilha1.I1:Planilha1.I1 Planilha1.F52:Planilha1.G52 Planilha1.I52:Planilha1.I52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svg:width="6.2988in" svg:height="3.5429in" svg:x="16.1961in" svg:y="32.3827in">
            <draw:object draw:notify-on-update-of-ranges="Planilha1.F1:Planilha1.G1 Planilha1.I1:Planilha1.I1 Planilha1.F59:Planilha1.G59 Planilha1.I59:Planilha1.I5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1" svg:width="6.2988in" svg:height="3.5429in" svg:x="16.0945in" svg:y="36.3055in">
            <draw:object draw:notify-on-update-of-ranges="Planilha1.F1:Planilha1.G1 Planilha1.I1:Planilha1.I1 Planilha1.F66:Planilha1.G66 Planilha1.I66:Planilha1.I6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N elementos</text:p>
          </table:table-cell>
          <table:table-cell table:style-name="ce1" office:value-type="string">
            <text:p>Seed</text:p>
          </table:table-cell>
          <table:table-cell table:style-name="ce1" office:value-type="string">
            <text:p>Insertion</text:p>
          </table:table-cell>
          <table:table-cell table:style-name="ce1" office:value-type="string">
            <text:p>Selection</text:p>
          </table:table-cell>
          <table:table-cell table:style-name="ce1" office:value-type="string">
            <text:p>Bubble</text:p>
          </table:table-cell>
          <table:table-cell table:style-name="ce1" office:value-type="string">
            <text:p>Quick</text:p>
          </table:table-cell>
          <table:table-cell table:style-name="ce1" office:value-type="string">
            <text:p>Heap</text:p>
          </table:table-cell>
          <table:table-cell table:style-name="ce1" office:value-type="string">
            <text:p>Merge vetor</text:p>
          </table:table-cell>
          <table:table-cell table:style-name="ce1" office:value-type="string">
            <text:p>Merge malloc</text:p>
          </table:table-cell>
          <table:table-cell table:number-columns-repeated="1014"/>
        </table:table-row>
        <table:table-row-group>
          <table:table-row-group>
            <table:table-row table:style-name="ro2">
              <table:table-cell table:style-name="ce2" office:value-type="float" office:value="10000">
                <text:p>10000</text:p>
              </table:table-cell>
              <table:table-cell table:style-name="ce2" office:value-type="float" office:value="1">
                <text:p>1</text:p>
              </table:table-cell>
              <table:table-cell table:style-name="ce2" office:value-type="float" office:value="0.122">
                <text:p>0.122</text:p>
              </table:table-cell>
              <table:table-cell table:style-name="ce2" office:value-type="float" office:value="0.145">
                <text:p>0.145</text:p>
              </table:table-cell>
              <table:table-cell table:style-name="ce2" office:value-type="float" office:value="0.45">
                <text:p>0.45</text:p>
              </table:table-cell>
              <table:table-cell table:style-name="ce2" office:value-type="float" office:value="0.002">
                <text:p>0.002</text:p>
              </table:table-cell>
              <table:table-cell table:number-columns-repeated="2" table:style-name="ce2" office:value-type="float" office:value="0.003">
                <text:p>0.003</text:p>
              </table:table-cell>
              <table:table-cell table:style-name="ce2" office:value-type="float" office:value="0.008">
                <text:p>0.008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10000">
                <text:p>10000</text:p>
              </table:table-cell>
              <table:table-cell table:style-name="ce2" office:value-type="float" office:value="2">
                <text:p>2</text:p>
              </table:table-cell>
              <table:table-cell table:style-name="ce2" office:value-type="float" office:value="0.123">
                <text:p>0.123</text:p>
              </table:table-cell>
              <table:table-cell table:style-name="ce2" office:value-type="float" office:value="0.149">
                <text:p>0.149</text:p>
              </table:table-cell>
              <table:table-cell table:style-name="ce2" office:value-type="float" office:value="0.449">
                <text:p>0.449</text:p>
              </table:table-cell>
              <table:table-cell table:style-name="ce2" office:value-type="float" office:value="0.002">
                <text:p>0.002</text:p>
              </table:table-cell>
              <table:table-cell table:number-columns-repeated="2" table:style-name="ce2" office:value-type="float" office:value="0.003">
                <text:p>0.003</text:p>
              </table:table-cell>
              <table:table-cell table:style-name="ce2" office:value-type="float" office:value="0.01">
                <text:p>0.01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10000">
                <text:p>10000</text:p>
              </table:table-cell>
              <table:table-cell table:style-name="ce2" office:value-type="float" office:value="3">
                <text:p>3</text:p>
              </table:table-cell>
              <table:table-cell table:style-name="ce2" office:value-type="float" office:value="0.121">
                <text:p>0.121</text:p>
              </table:table-cell>
              <table:table-cell table:style-name="ce2" office:value-type="float" office:value="0.146">
                <text:p>0.146</text:p>
              </table:table-cell>
              <table:table-cell table:style-name="ce2" office:value-type="float" office:value="0.449">
                <text:p>0.449</text:p>
              </table:table-cell>
              <table:table-cell table:style-name="ce2" office:value-type="float" office:value="0.002">
                <text:p>0.002</text:p>
              </table:table-cell>
              <table:table-cell table:number-columns-repeated="2" table:style-name="ce2" office:value-type="float" office:value="0.003">
                <text:p>0.003</text:p>
              </table:table-cell>
              <table:table-cell table:style-name="ce2" office:value-type="float" office:value="0.02">
                <text:p>0.02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10000">
                <text:p>10000</text:p>
              </table:table-cell>
              <table:table-cell table:style-name="ce2" office:value-type="float" office:value="4">
                <text:p>4</text:p>
              </table:table-cell>
              <table:table-cell table:style-name="ce2" office:value-type="float" office:value="0.122">
                <text:p>0.122</text:p>
              </table:table-cell>
              <table:table-cell table:style-name="ce2" office:value-type="float" office:value="0.146">
                <text:p>0.146</text:p>
              </table:table-cell>
              <table:table-cell table:style-name="ce2" office:value-type="float" office:value="0.446">
                <text:p>0.446</text:p>
              </table:table-cell>
              <table:table-cell table:style-name="ce2" office:value-type="float" office:value="0.001">
                <text:p>0.001</text:p>
              </table:table-cell>
              <table:table-cell table:number-columns-repeated="2" table:style-name="ce2" office:value-type="float" office:value="0.003">
                <text:p>0.003</text:p>
              </table:table-cell>
              <table:table-cell table:style-name="ce2" office:value-type="float" office:value="0.015">
                <text:p>0.015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10000">
                <text:p>10000</text:p>
              </table:table-cell>
              <table:table-cell table:style-name="ce2" office:value-type="float" office:value="5">
                <text:p>5</text:p>
              </table:table-cell>
              <table:table-cell table:style-name="ce2" office:value-type="float" office:value="0.122">
                <text:p>0.122</text:p>
              </table:table-cell>
              <table:table-cell table:style-name="ce2" office:value-type="float" office:value="0.145">
                <text:p>0.145</text:p>
              </table:table-cell>
              <table:table-cell table:style-name="ce2" office:value-type="float" office:value="0.451">
                <text:p>0.451</text:p>
              </table:table-cell>
              <table:table-cell table:number-columns-repeated="2" table:style-name="ce2" office:value-type="float" office:value="0.002">
                <text:p>0.002</text:p>
              </table:table-cell>
              <table:table-cell table:style-name="ce2" office:value-type="float" office:value="0.004">
                <text:p>0.004</text:p>
              </table:table-cell>
              <table:table-cell table:style-name="ce2" office:value-type="float" office:value="0.012">
                <text:p>0.012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10000">
                <text:p>10000</text:p>
              </table:table-cell>
              <table:table-cell table:style-name="ce2" office:value-type="float" office:value="6">
                <text:p>6</text:p>
              </table:table-cell>
              <table:table-cell table:style-name="ce2" office:value-type="float" office:value="0.12">
                <text:p>0.12</text:p>
              </table:table-cell>
              <table:table-cell table:style-name="ce2" office:value-type="float" office:value="0.145">
                <text:p>0.145</text:p>
              </table:table-cell>
              <table:table-cell table:style-name="ce2" office:value-type="float" office:value="0.448">
                <text:p>0.448</text:p>
              </table:table-cell>
              <table:table-cell table:style-name="ce2" office:value-type="float" office:value="0.002">
                <text:p>0.002</text:p>
              </table:table-cell>
              <table:table-cell table:number-columns-repeated="2" table:style-name="ce2" office:value-type="float" office:value="0.003">
                <text:p>0.003</text:p>
              </table:table-cell>
              <table:table-cell table:style-name="ce2" office:value-type="float" office:value="0.031">
                <text:p>0.031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1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2:.$C$7])" office:value-type="float" office:value="0.121666666666667">
              <text:p>0.1216666667</text:p>
            </table:table-cell>
            <table:table-cell table:style-name="ce3" table:formula="of:=SUBTOTAL(1;[.$D$2:.$D$7])" office:value-type="float" office:value="0.146">
              <text:p>0.146</text:p>
            </table:table-cell>
            <table:table-cell table:style-name="ce3" table:formula="of:=SUBTOTAL(1;[.$E$2:.$E$7])" office:value-type="float" office:value="0.448833333333333">
              <text:p>0.4488333333</text:p>
            </table:table-cell>
            <table:table-cell table:style-name="ce3" table:formula="of:=SUBTOTAL(1;[.$F$2:.$F$7])" office:value-type="float" office:value="0.00183333333333333">
              <text:p>0.0018333333</text:p>
            </table:table-cell>
            <table:table-cell table:style-name="ce3" table:formula="of:=SUBTOTAL(1;[.$G$2:.$G$7])" office:value-type="float" office:value="0.00283333333333333">
              <text:p>0.0028333333</text:p>
            </table:table-cell>
            <table:table-cell table:style-name="ce3" table:formula="of:=SUBTOTAL(1;[.$H$2:.$H$7])" office:value-type="float" office:value="0.00316666666666667">
              <text:p>0.0031666667</text:p>
            </table:table-cell>
            <table:table-cell table:style-name="ce3" table:formula="of:=SUBTOTAL(1;[.$I$2:.$I$7])" office:value-type="float" office:value="0.016">
              <text:p>0.016</text:p>
            </table:table-cell>
            <table:table-cell table:number-columns-repeated="1014"/>
          </table:table-row>
          <table:table-row-group>
            <table:table-row table:style-name="ro2">
              <table:table-cell table:style-name="ce2" office:value-type="float" office:value="30000">
                <text:p>30000</text:p>
              </table:table-cell>
              <table:table-cell table:style-name="ce2" office:value-type="float" office:value="1">
                <text:p>1</text:p>
              </table:table-cell>
              <table:table-cell table:style-name="ce2" office:value-type="float" office:value="1.069">
                <text:p>1.069</text:p>
              </table:table-cell>
              <table:table-cell table:style-name="ce2" office:value-type="float" office:value="1.373">
                <text:p>1.373</text:p>
              </table:table-cell>
              <table:table-cell table:style-name="ce2" office:value-type="float" office:value="4.042">
                <text:p>4.042</text:p>
              </table:table-cell>
              <table:table-cell table:style-name="ce2" office:value-type="float" office:value="0.006">
                <text:p>0.006</text:p>
              </table:table-cell>
              <table:table-cell table:style-name="ce2" office:value-type="float" office:value="0.01">
                <text:p>0.01</text:p>
              </table:table-cell>
              <table:table-cell table:style-name="ce2" office:value-type="float" office:value="0.013">
                <text:p>0.013</text:p>
              </table:table-cell>
              <table:table-cell table:style-name="ce2" office:value-type="float" office:value="0.09">
                <text:p>0.09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30000">
                <text:p>30000</text:p>
              </table:table-cell>
              <table:table-cell table:style-name="ce2" office:value-type="float" office:value="2">
                <text:p>2</text:p>
              </table:table-cell>
              <table:table-cell table:style-name="ce2" office:value-type="float" office:value="1.079">
                <text:p>1.079</text:p>
              </table:table-cell>
              <table:table-cell table:style-name="ce2" office:value-type="float" office:value="1.332">
                <text:p>1.332</text:p>
              </table:table-cell>
              <table:table-cell table:style-name="ce2" office:value-type="float" office:value="4.198">
                <text:p>4.198</text:p>
              </table:table-cell>
              <table:table-cell table:style-name="ce2" office:value-type="float" office:value="0.006">
                <text:p>0.006</text:p>
              </table:table-cell>
              <table:table-cell table:style-name="ce2" office:value-type="float" office:value="0.009">
                <text:p>0.009</text:p>
              </table:table-cell>
              <table:table-cell table:style-name="ce2" office:value-type="float" office:value="0.015">
                <text:p>0.015</text:p>
              </table:table-cell>
              <table:table-cell table:style-name="ce2" office:value-type="float" office:value="0.058">
                <text:p>0.058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30000">
                <text:p>30000</text:p>
              </table:table-cell>
              <table:table-cell table:style-name="ce2" office:value-type="float" office:value="3">
                <text:p>3</text:p>
              </table:table-cell>
              <table:table-cell table:style-name="ce2" office:value-type="float" office:value="1.129">
                <text:p>1.129</text:p>
              </table:table-cell>
              <table:table-cell table:style-name="ce2" office:value-type="float" office:value="1.339">
                <text:p>1.339</text:p>
              </table:table-cell>
              <table:table-cell table:style-name="ce2" office:value-type="float" office:value="4.034">
                <text:p>4.034</text:p>
              </table:table-cell>
              <table:table-cell table:style-name="ce2" office:value-type="float" office:value="0.006">
                <text:p>0.006</text:p>
              </table:table-cell>
              <table:table-cell table:style-name="ce2" office:value-type="float" office:value="0.01">
                <text:p>0.01</text:p>
              </table:table-cell>
              <table:table-cell table:style-name="ce2" office:value-type="float" office:value="0.013">
                <text:p>0.013</text:p>
              </table:table-cell>
              <table:table-cell table:style-name="ce2" office:value-type="float" office:value="0.027">
                <text:p>0.027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30000">
                <text:p>30000</text:p>
              </table:table-cell>
              <table:table-cell table:style-name="ce2" office:value-type="float" office:value="4">
                <text:p>4</text:p>
              </table:table-cell>
              <table:table-cell table:style-name="ce2" office:value-type="float" office:value="1.079">
                <text:p>1.079</text:p>
              </table:table-cell>
              <table:table-cell table:style-name="ce2" office:value-type="float" office:value="1.341">
                <text:p>1.341</text:p>
              </table:table-cell>
              <table:table-cell table:style-name="ce2" office:value-type="float" office:value="4.044">
                <text:p>4.044</text:p>
              </table:table-cell>
              <table:table-cell table:style-name="ce2" office:value-type="float" office:value="0.006">
                <text:p>0.006</text:p>
              </table:table-cell>
              <table:table-cell table:style-name="ce2" office:value-type="float" office:value="0.01">
                <text:p>0.01</text:p>
              </table:table-cell>
              <table:table-cell table:style-name="ce2" office:value-type="float" office:value="0.013">
                <text:p>0.013</text:p>
              </table:table-cell>
              <table:table-cell table:style-name="ce2" office:value-type="float" office:value="0.027">
                <text:p>0.027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30000">
                <text:p>30000</text:p>
              </table:table-cell>
              <table:table-cell table:style-name="ce2" office:value-type="float" office:value="5">
                <text:p>5</text:p>
              </table:table-cell>
              <table:table-cell table:style-name="ce2" office:value-type="float" office:value="1.075">
                <text:p>1.075</text:p>
              </table:table-cell>
              <table:table-cell table:style-name="ce2" office:value-type="float" office:value="1.343">
                <text:p>1.343</text:p>
              </table:table-cell>
              <table:table-cell table:style-name="ce2" office:value-type="float" office:value="4.071">
                <text:p>4.071</text:p>
              </table:table-cell>
              <table:table-cell table:style-name="ce2" office:value-type="float" office:value="0.006">
                <text:p>0.006</text:p>
              </table:table-cell>
              <table:table-cell table:style-name="ce2" office:value-type="float" office:value="0.009">
                <text:p>0.009</text:p>
              </table:table-cell>
              <table:table-cell table:style-name="ce2" office:value-type="float" office:value="0.013">
                <text:p>0.013</text:p>
              </table:table-cell>
              <table:table-cell table:style-name="ce2" office:value-type="float" office:value="0.028">
                <text:p>0.028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30000">
                <text:p>30000</text:p>
              </table:table-cell>
              <table:table-cell table:style-name="ce2" office:value-type="float" office:value="6">
                <text:p>6</text:p>
              </table:table-cell>
              <table:table-cell table:style-name="ce2" office:value-type="float" office:value="1.079">
                <text:p>1.079</text:p>
              </table:table-cell>
              <table:table-cell table:style-name="ce2" office:value-type="float" office:value="1.341">
                <text:p>1.341</text:p>
              </table:table-cell>
              <table:table-cell table:style-name="ce2" office:value-type="float" office:value="4.029">
                <text:p>4.029</text:p>
              </table:table-cell>
              <table:table-cell table:style-name="ce2" office:value-type="float" office:value="0.006">
                <text:p>0.006</text:p>
              </table:table-cell>
              <table:table-cell table:style-name="ce2" office:value-type="float" office:value="0.01">
                <text:p>0.01</text:p>
              </table:table-cell>
              <table:table-cell table:style-name="ce2" office:value-type="float" office:value="0.014">
                <text:p>0.014</text:p>
              </table:table-cell>
              <table:table-cell table:style-name="ce2" office:value-type="float" office:value="0.028">
                <text:p>0.028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3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9:.$C$14])" office:value-type="float" office:value="1.085">
              <text:p>1.085</text:p>
            </table:table-cell>
            <table:table-cell table:style-name="ce3" table:formula="of:=SUBTOTAL(1;[.$D$9:.$D$14])" office:value-type="float" office:value="1.34483333333333">
              <text:p>1.3448333333</text:p>
            </table:table-cell>
            <table:table-cell table:style-name="ce3" table:formula="of:=SUBTOTAL(1;[.$E$9:.$E$14])" office:value-type="float" office:value="4.06966666666667">
              <text:p>4.0696666667</text:p>
            </table:table-cell>
            <table:table-cell table:style-name="ce3" table:formula="of:=SUBTOTAL(1;[.$F$9:.$F$14])" office:value-type="float" office:value="0.006">
              <text:p>0.006</text:p>
            </table:table-cell>
            <table:table-cell table:style-name="ce3" table:formula="of:=SUBTOTAL(1;[.$G$9:.$G$14])" office:value-type="float" office:value="0.00966666666666667">
              <text:p>0.0096666667</text:p>
            </table:table-cell>
            <table:table-cell table:style-name="ce3" table:formula="of:=SUBTOTAL(1;[.$H$9:.$H$14])" office:value-type="float" office:value="0.0135">
              <text:p>0.0135</text:p>
            </table:table-cell>
            <table:table-cell table:style-name="ce3" table:formula="of:=SUBTOTAL(1;[.$I$9:.$I$14])" office:value-type="float" office:value="0.043">
              <text:p>0.043</text:p>
            </table:table-cell>
            <table:table-cell table:number-columns-repeated="1014"/>
          </table:table-row>
          <table:table-row-group>
            <table:table-row table:style-name="ro2">
              <table:table-cell table:style-name="ce2" office:value-type="float" office:value="50000">
                <text:p>50000</text:p>
              </table:table-cell>
              <table:table-cell table:style-name="ce2"/>
              <table:table-cell table:style-name="ce2" office:value-type="float" office:value="6.058">
                <text:p>6.058</text:p>
              </table:table-cell>
              <table:table-cell table:style-name="ce2" office:value-type="float" office:value="4.863">
                <text:p>4.863</text:p>
              </table:table-cell>
              <table:table-cell table:style-name="ce2" office:value-type="float" office:value="10.234">
                <text:p>10.234</text:p>
              </table:table-cell>
              <table:table-cell table:style-name="ce2" office:value-type="float" office:value="0.008">
                <text:p>0.008</text:p>
              </table:table-cell>
              <table:table-cell table:style-name="ce2" office:value-type="float" office:value="0.016">
                <text:p>0.016</text:p>
              </table:table-cell>
              <table:table-cell table:style-name="ce2" office:value-type="float" office:value="0.026">
                <text:p>0.026</text:p>
              </table:table-cell>
              <table:table-cell table:style-name="ce2" office:value-type="float" office:value="0.043">
                <text:p>0.043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5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16:.$C$16])" office:value-type="float" office:value="6.058">
              <text:p>6.058</text:p>
            </table:table-cell>
            <table:table-cell table:style-name="ce3" table:formula="of:=SUBTOTAL(1;[.$D$16:.$D$16])" office:value-type="float" office:value="4.863">
              <text:p>4.863</text:p>
            </table:table-cell>
            <table:table-cell table:style-name="ce3" table:formula="of:=SUBTOTAL(1;[.$E$16:.$E$16])" office:value-type="float" office:value="10.234">
              <text:p>10.234</text:p>
            </table:table-cell>
            <table:table-cell table:style-name="ce3" table:formula="of:=SUBTOTAL(1;[.$F$16:.$F$16])" office:value-type="float" office:value="0.008">
              <text:p>0.008</text:p>
            </table:table-cell>
            <table:table-cell table:style-name="ce3" table:formula="of:=SUBTOTAL(1;[.$G$16:.$G$16])" office:value-type="float" office:value="0.016">
              <text:p>0.016</text:p>
            </table:table-cell>
            <table:table-cell table:style-name="ce3" table:formula="of:=SUBTOTAL(1;[.$H$16:.$H$16])" office:value-type="float" office:value="0.026">
              <text:p>0.026</text:p>
            </table:table-cell>
            <table:table-cell table:style-name="ce3" table:formula="of:=SUBTOTAL(1;[.$I$16:.$I$16])" office:value-type="float" office:value="0.043">
              <text:p>0.043</text:p>
            </table:table-cell>
            <table:table-cell table:number-columns-repeated="1014"/>
          </table:table-row>
          <table:table-row-group>
            <table:table-row table:style-name="ro2">
              <table:table-cell table:style-name="ce2" office:value-type="float" office:value="90000">
                <text:p>90000</text:p>
              </table:table-cell>
              <table:table-cell table:style-name="ce2" office:value-type="float" office:value="1">
                <text:p>1</text:p>
              </table:table-cell>
              <table:table-cell table:style-name="ce2" office:value-type="float" office:value="9.627">
                <text:p>9.627</text:p>
              </table:table-cell>
              <table:table-cell table:style-name="ce2" office:value-type="float" office:value="12.076">
                <text:p>12.076</text:p>
              </table:table-cell>
              <table:table-cell table:style-name="ce2" office:value-type="float" office:value="37.104">
                <text:p>37.104</text:p>
              </table:table-cell>
              <table:table-cell table:style-name="ce2" office:value-type="float" office:value="0.019">
                <text:p>0.019</text:p>
              </table:table-cell>
              <table:table-cell table:style-name="ce2" office:value-type="float" office:value="0.032">
                <text:p>0.032</text:p>
              </table:table-cell>
              <table:table-cell table:style-name="ce2" office:value-type="float" office:value="0.075">
                <text:p>0.075</text:p>
              </table:table-cell>
              <table:table-cell table:style-name="ce2" office:value-type="float" office:value="0.495">
                <text:p>0.495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90000">
                <text:p>90000</text:p>
              </table:table-cell>
              <table:table-cell table:style-name="ce2" office:value-type="float" office:value="2">
                <text:p>2</text:p>
              </table:table-cell>
              <table:table-cell table:style-name="ce2" office:value-type="float" office:value="9.648">
                <text:p>9.648</text:p>
              </table:table-cell>
              <table:table-cell table:style-name="ce2" office:value-type="float" office:value="12.069">
                <text:p>12.069</text:p>
              </table:table-cell>
              <table:table-cell table:style-name="ce2" office:value-type="float" office:value="36.532">
                <text:p>36.532</text:p>
              </table:table-cell>
              <table:table-cell table:style-name="ce2" office:value-type="float" office:value="0.02">
                <text:p>0.02</text:p>
              </table:table-cell>
              <table:table-cell table:style-name="ce2" office:value-type="float" office:value="0.033">
                <text:p>0.033</text:p>
              </table:table-cell>
              <table:table-cell table:style-name="ce2" office:value-type="float" office:value="0.082">
                <text:p>0.082</text:p>
              </table:table-cell>
              <table:table-cell table:style-name="ce2" office:value-type="float" office:value="0.724">
                <text:p>0.724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90000">
                <text:p>90000</text:p>
              </table:table-cell>
              <table:table-cell table:style-name="ce2" office:value-type="float" office:value="3">
                <text:p>3</text:p>
              </table:table-cell>
              <table:table-cell table:style-name="ce2" office:value-type="float" office:value="9.678">
                <text:p>9.678</text:p>
              </table:table-cell>
              <table:table-cell table:style-name="ce2" office:value-type="float" office:value="12.054">
                <text:p>12.054</text:p>
              </table:table-cell>
              <table:table-cell table:style-name="ce2" office:value-type="float" office:value="36.635">
                <text:p>36.635</text:p>
              </table:table-cell>
              <table:table-cell table:style-name="ce2" office:value-type="float" office:value="0.021">
                <text:p>0.021</text:p>
              </table:table-cell>
              <table:table-cell table:style-name="ce2" office:value-type="float" office:value="0.032">
                <text:p>0.032</text:p>
              </table:table-cell>
              <table:table-cell table:style-name="ce2" office:value-type="float" office:value="0.078">
                <text:p>0.078</text:p>
              </table:table-cell>
              <table:table-cell table:style-name="ce2" office:value-type="float" office:value="0.451">
                <text:p>0.451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90000">
                <text:p>90000</text:p>
              </table:table-cell>
              <table:table-cell table:style-name="ce2" office:value-type="float" office:value="4">
                <text:p>4</text:p>
              </table:table-cell>
              <table:table-cell table:style-name="ce2" office:value-type="float" office:value="9.799">
                <text:p>9.799</text:p>
              </table:table-cell>
              <table:table-cell table:style-name="ce2" office:value-type="float" office:value="12.196">
                <text:p>12.196</text:p>
              </table:table-cell>
              <table:table-cell table:style-name="ce2" office:value-type="float" office:value="36.71">
                <text:p>36.71</text:p>
              </table:table-cell>
              <table:table-cell table:style-name="ce2" office:value-type="float" office:value="0.021">
                <text:p>0.021</text:p>
              </table:table-cell>
              <table:table-cell table:style-name="ce2" office:value-type="float" office:value="0.033">
                <text:p>0.033</text:p>
              </table:table-cell>
              <table:table-cell table:style-name="ce2" office:value-type="float" office:value="0.079">
                <text:p>0.079</text:p>
              </table:table-cell>
              <table:table-cell table:style-name="ce2" office:value-type="float" office:value="0.468">
                <text:p>0.468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90000">
                <text:p>90000</text:p>
              </table:table-cell>
              <table:table-cell table:style-name="ce2" office:value-type="float" office:value="5">
                <text:p>5</text:p>
              </table:table-cell>
              <table:table-cell table:style-name="ce2" office:value-type="float" office:value="9.817">
                <text:p>9.817</text:p>
              </table:table-cell>
              <table:table-cell table:style-name="ce2" office:value-type="float" office:value="12.053">
                <text:p>12.053</text:p>
              </table:table-cell>
              <table:table-cell table:style-name="ce2" office:value-type="float" office:value="36.289">
                <text:p>36.289</text:p>
              </table:table-cell>
              <table:table-cell table:style-name="ce2" office:value-type="float" office:value="0.02">
                <text:p>0.02</text:p>
              </table:table-cell>
              <table:table-cell table:style-name="ce2" office:value-type="float" office:value="0.031">
                <text:p>0.031</text:p>
              </table:table-cell>
              <table:table-cell table:style-name="ce2" office:value-type="float" office:value="0.075">
                <text:p>0.075</text:p>
              </table:table-cell>
              <table:table-cell table:style-name="ce2" office:value-type="float" office:value="0.462">
                <text:p>0.462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90000">
                <text:p>90000</text:p>
              </table:table-cell>
              <table:table-cell table:style-name="ce2" office:value-type="float" office:value="6">
                <text:p>6</text:p>
              </table:table-cell>
              <table:table-cell table:style-name="ce2" office:value-type="float" office:value="9.968">
                <text:p>9.968</text:p>
              </table:table-cell>
              <table:table-cell table:style-name="ce2" office:value-type="float" office:value="12.042">
                <text:p>12.042</text:p>
              </table:table-cell>
              <table:table-cell table:style-name="ce2" office:value-type="float" office:value="36.301">
                <text:p>36.301</text:p>
              </table:table-cell>
              <table:table-cell table:style-name="ce2" office:value-type="float" office:value="0.02">
                <text:p>0.02</text:p>
              </table:table-cell>
              <table:table-cell table:style-name="ce2" office:value-type="float" office:value="0.031">
                <text:p>0.031</text:p>
              </table:table-cell>
              <table:table-cell table:style-name="ce2" office:value-type="float" office:value="0.078">
                <text:p>0.078</text:p>
              </table:table-cell>
              <table:table-cell table:style-name="ce2" office:value-type="float" office:value="0.447">
                <text:p>0.447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9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18:.$C$23])" office:value-type="float" office:value="9.75616666666667">
              <text:p>9.7561666667</text:p>
            </table:table-cell>
            <table:table-cell table:style-name="ce3" table:formula="of:=SUBTOTAL(1;[.$D$18:.$D$23])" office:value-type="float" office:value="12.0816666666667">
              <text:p>12.0816666667</text:p>
            </table:table-cell>
            <table:table-cell table:style-name="ce3" table:formula="of:=SUBTOTAL(1;[.$E$18:.$E$23])" office:value-type="float" office:value="36.5951666666667">
              <text:p>36.5951666667</text:p>
            </table:table-cell>
            <table:table-cell table:style-name="ce3" table:formula="of:=SUBTOTAL(1;[.$F$18:.$F$23])" office:value-type="float" office:value="0.0201666666666667">
              <text:p>0.0201666667</text:p>
            </table:table-cell>
            <table:table-cell table:style-name="ce3" table:formula="of:=SUBTOTAL(1;[.$G$18:.$G$23])" office:value-type="float" office:value="0.032">
              <text:p>0.032</text:p>
            </table:table-cell>
            <table:table-cell table:style-name="ce3" table:formula="of:=SUBTOTAL(1;[.$H$18:.$H$23])" office:value-type="float" office:value="0.0778333333333333">
              <text:p>0.0778333333</text:p>
            </table:table-cell>
            <table:table-cell table:style-name="ce3" table:formula="of:=SUBTOTAL(1;[.$I$18:.$I$23])" office:value-type="float" office:value="0.507833333333333">
              <text:p>0.5078333333</text:p>
            </table:table-cell>
            <table:table-cell table:number-columns-repeated="1014"/>
          </table:table-row>
          <table:table-row-group>
            <table:table-row table:style-name="ro2">
              <table:table-cell table:style-name="ce2" office:value-type="float" office:value="270000">
                <text:p>270000</text:p>
              </table:table-cell>
              <table:table-cell table:style-name="ce2" office:value-type="float" office:value="1">
                <text:p>1</text:p>
              </table:table-cell>
              <table:table-cell table:style-name="ce2" office:value-type="float" office:value="87.438">
                <text:p>87.438</text:p>
              </table:table-cell>
              <table:table-cell table:style-name="ce2" office:value-type="float" office:value="109.774">
                <text:p>109.774</text:p>
              </table:table-cell>
              <table:table-cell table:style-name="ce2" office:value-type="float" office:value="313.891">
                <text:p>313.891</text:p>
              </table:table-cell>
              <table:table-cell table:style-name="ce2" office:value-type="float" office:value="0.069">
                <text:p>0.069</text:p>
              </table:table-cell>
              <table:table-cell table:style-name="ce2" office:value-type="float" office:value="0.109">
                <text:p>0.109</text:p>
              </table:table-cell>
              <table:table-cell table:style-name="ce2"/>
              <table:table-cell table:style-name="ce2" office:value-type="float" office:value="2.39">
                <text:p>2.39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70000">
                <text:p>270000</text:p>
              </table:table-cell>
              <table:table-cell table:style-name="ce2" office:value-type="float" office:value="2">
                <text:p>2</text:p>
              </table:table-cell>
              <table:table-cell table:style-name="ce2" office:value-type="float" office:value="87.946">
                <text:p>87.946</text:p>
              </table:table-cell>
              <table:table-cell table:style-name="ce2" office:value-type="float" office:value="109.883">
                <text:p>109.883</text:p>
              </table:table-cell>
              <table:table-cell table:style-name="ce2" office:value-type="float" office:value="315.426">
                <text:p>315.426</text:p>
              </table:table-cell>
              <table:table-cell table:style-name="ce2" office:value-type="float" office:value="0.068">
                <text:p>0.068</text:p>
              </table:table-cell>
              <table:table-cell table:style-name="ce2" office:value-type="float" office:value="0.109">
                <text:p>0.109</text:p>
              </table:table-cell>
              <table:table-cell table:style-name="ce2"/>
              <table:table-cell table:style-name="ce2" office:value-type="float" office:value="2.933">
                <text:p>2.933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70000">
                <text:p>270000</text:p>
              </table:table-cell>
              <table:table-cell table:style-name="ce2" office:value-type="float" office:value="3">
                <text:p>3</text:p>
              </table:table-cell>
              <table:table-cell table:style-name="ce2" office:value-type="float" office:value="87.644">
                <text:p>87.644</text:p>
              </table:table-cell>
              <table:table-cell table:style-name="ce2" office:value-type="float" office:value="109.797">
                <text:p>109.797</text:p>
              </table:table-cell>
              <table:table-cell table:style-name="ce2" office:value-type="float" office:value="313.598">
                <text:p>313.598</text:p>
              </table:table-cell>
              <table:table-cell table:style-name="ce2" office:value-type="float" office:value="0.07">
                <text:p>0.07</text:p>
              </table:table-cell>
              <table:table-cell table:style-name="ce2" office:value-type="float" office:value="0.107">
                <text:p>0.107</text:p>
              </table:table-cell>
              <table:table-cell table:style-name="ce2"/>
              <table:table-cell table:style-name="ce2" office:value-type="float" office:value="2.869">
                <text:p>2.869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70000">
                <text:p>270000</text:p>
              </table:table-cell>
              <table:table-cell table:style-name="ce2" office:value-type="float" office:value="4">
                <text:p>4</text:p>
              </table:table-cell>
              <table:table-cell table:style-name="ce2" office:value-type="float" office:value="87.715">
                <text:p>87.715</text:p>
              </table:table-cell>
              <table:table-cell table:style-name="ce2" office:value-type="float" office:value="110.212">
                <text:p>110.212</text:p>
              </table:table-cell>
              <table:table-cell table:style-name="ce2" office:value-type="float" office:value="314.948">
                <text:p>314.948</text:p>
              </table:table-cell>
              <table:table-cell table:style-name="ce2" office:value-type="float" office:value="0.069">
                <text:p>0.069</text:p>
              </table:table-cell>
              <table:table-cell table:style-name="ce2" office:value-type="float" office:value="0.108">
                <text:p>0.108</text:p>
              </table:table-cell>
              <table:table-cell table:style-name="ce2"/>
              <table:table-cell table:style-name="ce2" office:value-type="float" office:value="2.868">
                <text:p>2.868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70000">
                <text:p>270000</text:p>
              </table:table-cell>
              <table:table-cell table:style-name="ce2" office:value-type="float" office:value="5">
                <text:p>5</text:p>
              </table:table-cell>
              <table:table-cell table:style-name="ce2" office:value-type="float" office:value="88.366">
                <text:p>88.366</text:p>
              </table:table-cell>
              <table:table-cell table:style-name="ce2" office:value-type="float" office:value="109.356">
                <text:p>109.356</text:p>
              </table:table-cell>
              <table:table-cell table:style-name="ce2" office:value-type="float" office:value="314.59">
                <text:p>314.59</text:p>
              </table:table-cell>
              <table:table-cell table:style-name="ce2" office:value-type="float" office:value="0.068">
                <text:p>0.068</text:p>
              </table:table-cell>
              <table:table-cell table:style-name="ce2" office:value-type="float" office:value="0.108">
                <text:p>0.108</text:p>
              </table:table-cell>
              <table:table-cell table:style-name="ce2"/>
              <table:table-cell table:style-name="ce2" office:value-type="float" office:value="2.946">
                <text:p>2.946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70000">
                <text:p>270000</text:p>
              </table:table-cell>
              <table:table-cell table:style-name="ce2" office:value-type="float" office:value="6">
                <text:p>6</text:p>
              </table:table-cell>
              <table:table-cell table:style-name="ce2" office:value-type="float" office:value="87.341">
                <text:p>87.341</text:p>
              </table:table-cell>
              <table:table-cell table:style-name="ce2" office:value-type="float" office:value="110.304">
                <text:p>110.304</text:p>
              </table:table-cell>
              <table:table-cell table:style-name="ce2" office:value-type="float" office:value="313.726">
                <text:p>313.726</text:p>
              </table:table-cell>
              <table:table-cell table:style-name="ce2" office:value-type="float" office:value="0.069">
                <text:p>0.069</text:p>
              </table:table-cell>
              <table:table-cell table:style-name="ce2" office:value-type="float" office:value="0.111">
                <text:p>0.111</text:p>
              </table:table-cell>
              <table:table-cell table:style-name="ce2"/>
              <table:table-cell table:style-name="ce2" office:value-type="float" office:value="2.87">
                <text:p>2.87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27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25:.$C$30])" office:value-type="float" office:value="87.7416666666667">
              <text:p>87.7416666667</text:p>
            </table:table-cell>
            <table:table-cell table:style-name="ce3" table:formula="of:=SUBTOTAL(1;[.$D$25:.$D$30])" office:value-type="float" office:value="109.887666666667">
              <text:p>109.8876666667</text:p>
            </table:table-cell>
            <table:table-cell table:style-name="ce3" table:formula="of:=SUBTOTAL(1;[.$E$25:.$E$30])" office:value-type="float" office:value="314.363166666667">
              <text:p>314.3631666667</text:p>
            </table:table-cell>
            <table:table-cell table:style-name="ce3" table:formula="of:=SUBTOTAL(1;[.$F$25:.$F$30])" office:value-type="float" office:value="0.0688333333333333">
              <text:p>0.0688333333</text:p>
            </table:table-cell>
            <table:table-cell table:style-name="ce3" table:formula="of:=SUBTOTAL(1;[.$G$25:.$G$30])" office:value-type="float" office:value="0.108666666666667">
              <text:p>0.1086666667</text:p>
            </table:table-cell>
            <table:table-cell table:style-name="ce3"/>
            <table:table-cell table:style-name="ce3" table:formula="of:=SUBTOTAL(1;[.$I$25:.$I$30])" office:value-type="float" office:value="2.81266666666667">
              <text:p>2.8126666667</text:p>
            </table:table-cell>
            <table:table-cell table:number-columns-repeated="1014"/>
          </table:table-row>
          <table:table-row-group>
            <table:table-row table:style-name="ro2">
              <table:table-cell table:style-name="ce2" office:value-type="float" office:value="810000">
                <text:p>810000</text:p>
              </table:table-cell>
              <table:table-cell table:style-name="ce2" office:value-type="float" office:value="1">
                <text:p>1</text:p>
              </table:table-cell>
              <table:table-cell table:style-name="ce2" office:value-type="float" office:value="792.09">
                <text:p>792.09</text:p>
              </table:table-cell>
              <table:table-cell table:style-name="ce2" office:value-type="float" office:value="997.376">
                <text:p>997.376</text:p>
              </table:table-cell>
              <table:table-cell table:style-name="ce2" table:formula="of:=[.E25]*9" office:value-type="float" office:value="2825.019">
                <text:p>2825.019</text:p>
              </table:table-cell>
              <table:table-cell table:style-name="ce2" office:value-type="float" office:value="0.27">
                <text:p>0.27</text:p>
              </table:table-cell>
              <table:table-cell table:style-name="ce2" office:value-type="float" office:value="0.379">
                <text:p>0.379</text:p>
              </table:table-cell>
              <table:table-cell table:style-name="ce2"/>
              <table:table-cell table:style-name="ce2" office:value-type="float" office:value="10.903">
                <text:p>10.903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810000">
                <text:p>810000</text:p>
              </table:table-cell>
              <table:table-cell table:style-name="ce2" office:value-type="float" office:value="2">
                <text:p>2</text:p>
              </table:table-cell>
              <table:table-cell table:style-name="ce2" office:value-type="float" office:value="792.15">
                <text:p>792.15</text:p>
              </table:table-cell>
              <table:table-cell table:style-name="ce2" office:value-type="float" office:value="995.236">
                <text:p>995.236</text:p>
              </table:table-cell>
              <table:table-cell table:style-name="ce2" table:formula="of:=[.E26]*9" office:value-type="float" office:value="2838.834">
                <text:p>2838.834</text:p>
              </table:table-cell>
              <table:table-cell table:style-name="ce2" office:value-type="float" office:value="0.282">
                <text:p>0.282</text:p>
              </table:table-cell>
              <table:table-cell table:style-name="ce2" office:value-type="float" office:value="0.364">
                <text:p>0.364</text:p>
              </table:table-cell>
              <table:table-cell table:style-name="ce2"/>
              <table:table-cell table:style-name="ce2" office:value-type="float" office:value="10.681">
                <text:p>10.681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810000">
                <text:p>810000</text:p>
              </table:table-cell>
              <table:table-cell table:style-name="ce2" office:value-type="float" office:value="3">
                <text:p>3</text:p>
              </table:table-cell>
              <table:table-cell table:style-name="ce2" office:value-type="float" office:value="792.303">
                <text:p>792.303</text:p>
              </table:table-cell>
              <table:table-cell table:style-name="ce2" office:value-type="float" office:value="994.778">
                <text:p>994.778</text:p>
              </table:table-cell>
              <table:table-cell table:style-name="ce2" table:formula="of:=[.E27]*9" office:value-type="float" office:value="2822.382">
                <text:p>2822.382</text:p>
              </table:table-cell>
              <table:table-cell table:style-name="ce2" office:value-type="float" office:value="0.265">
                <text:p>0.265</text:p>
              </table:table-cell>
              <table:table-cell table:style-name="ce2" office:value-type="float" office:value="0.365">
                <text:p>0.365</text:p>
              </table:table-cell>
              <table:table-cell table:style-name="ce2"/>
              <table:table-cell table:style-name="ce2" office:value-type="float" office:value="10.848">
                <text:p>10.848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810000">
                <text:p>810000</text:p>
              </table:table-cell>
              <table:table-cell table:style-name="ce2" office:value-type="float" office:value="4">
                <text:p>4</text:p>
              </table:table-cell>
              <table:table-cell table:style-name="ce2" office:value-type="float" office:value="794.641">
                <text:p>794.641</text:p>
              </table:table-cell>
              <table:table-cell table:style-name="ce2" office:value-type="float" office:value="996.541">
                <text:p>996.541</text:p>
              </table:table-cell>
              <table:table-cell table:style-name="ce2" table:formula="of:=[.E28]*9" office:value-type="float" office:value="2834.532">
                <text:p>2834.532</text:p>
              </table:table-cell>
              <table:table-cell table:style-name="ce2" office:value-type="float" office:value="0.287">
                <text:p>0.287</text:p>
              </table:table-cell>
              <table:table-cell table:style-name="ce2" office:value-type="float" office:value="0.401">
                <text:p>0.401</text:p>
              </table:table-cell>
              <table:table-cell table:style-name="ce2"/>
              <table:table-cell table:style-name="ce2" office:value-type="float" office:value="11.456">
                <text:p>11.456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810000">
                <text:p>810000</text:p>
              </table:table-cell>
              <table:table-cell table:style-name="ce2" office:value-type="float" office:value="5">
                <text:p>5</text:p>
              </table:table-cell>
              <table:table-cell table:style-name="ce2" office:value-type="float" office:value="791.186">
                <text:p>791.186</text:p>
              </table:table-cell>
              <table:table-cell table:style-name="ce2" office:value-type="float" office:value="996.361">
                <text:p>996.361</text:p>
              </table:table-cell>
              <table:table-cell table:style-name="ce2" table:formula="of:=[.E29]*9" office:value-type="float" office:value="2831.31">
                <text:p>2831.31</text:p>
              </table:table-cell>
              <table:table-cell table:style-name="ce2" office:value-type="float" office:value="0.271">
                <text:p>0.271</text:p>
              </table:table-cell>
              <table:table-cell table:style-name="ce2" office:value-type="float" office:value="0.372">
                <text:p>0.372</text:p>
              </table:table-cell>
              <table:table-cell table:style-name="ce2"/>
              <table:table-cell table:style-name="ce2" office:value-type="float" office:value="10.702">
                <text:p>10.702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810000">
                <text:p>810000</text:p>
              </table:table-cell>
              <table:table-cell table:style-name="ce2" office:value-type="float" office:value="6">
                <text:p>6</text:p>
              </table:table-cell>
              <table:table-cell table:style-name="ce2" office:value-type="float" office:value="782.965">
                <text:p>782.965</text:p>
              </table:table-cell>
              <table:table-cell table:style-name="ce2" office:value-type="float" office:value="978.418">
                <text:p>978.418</text:p>
              </table:table-cell>
              <table:table-cell table:style-name="ce2" table:formula="of:=[.E30]*9" office:value-type="float" office:value="2823.534">
                <text:p>2823.534</text:p>
              </table:table-cell>
              <table:table-cell table:style-name="ce2" office:value-type="float" office:value="0.276">
                <text:p>0.276</text:p>
              </table:table-cell>
              <table:table-cell table:style-name="ce2" office:value-type="float" office:value="0.366">
                <text:p>0.366</text:p>
              </table:table-cell>
              <table:table-cell table:style-name="ce2"/>
              <table:table-cell table:style-name="ce2" office:value-type="float" office:value="10.759">
                <text:p>10.759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81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32:.$C$37])" office:value-type="float" office:value="790.889166666667">
              <text:p>790.8891666667</text:p>
            </table:table-cell>
            <table:table-cell table:style-name="ce3" table:formula="of:=SUBTOTAL(1;[.$D$32:.$D$37])" office:value-type="float" office:value="993.118333333333">
              <text:p>993.1183333333</text:p>
            </table:table-cell>
            <table:table-cell table:style-name="ce3" table:formula="of:=SUBTOTAL(1;[.$E$32:.$E$37])" office:value-type="float" office:value="2829.2685">
              <text:p>2829.2685</text:p>
            </table:table-cell>
            <table:table-cell table:style-name="ce3" table:formula="of:=SUBTOTAL(1;[.$F$32:.$F$37])" office:value-type="float" office:value="0.275166666666667">
              <text:p>0.2751666667</text:p>
            </table:table-cell>
            <table:table-cell table:style-name="ce3" table:formula="of:=SUBTOTAL(1;[.$G$32:.$G$37])" office:value-type="float" office:value="0.3745">
              <text:p>0.3745</text:p>
            </table:table-cell>
            <table:table-cell table:style-name="ce3"/>
            <table:table-cell table:style-name="ce3" table:formula="of:=SUBTOTAL(1;[.$I$32:.$I$37])" office:value-type="float" office:value="10.8915">
              <text:p>10.8915</text:p>
            </table:table-cell>
            <table:table-cell table:number-columns-repeated="1014"/>
          </table:table-row>
          <table:table-row-group>
            <table:table-row table:style-name="ro2">
              <table:table-cell table:style-name="ce2" office:value-type="float" office:value="2430000">
                <text:p>2430000</text:p>
              </table:table-cell>
              <table:table-cell table:style-name="ce2" office:value-type="float" office:value="1">
                <text:p>1</text:p>
              </table:table-cell>
              <table:table-cell table:style-name="ce2" table:formula="of:=[.C32]*9" office:value-type="float" office:value="7128.81">
                <text:p>7128.81</text:p>
              </table:table-cell>
              <table:table-cell table:style-name="ce2" table:formula="of:=[.D32]*9" office:value-type="float" office:value="8976.384">
                <text:p>8976.384</text:p>
              </table:table-cell>
              <table:table-cell table:style-name="ce2" table:formula="of:=[.E32]*9" office:value-type="float" office:value="25425.171">
                <text:p>25425.171</text:p>
              </table:table-cell>
              <table:table-cell table:style-name="ce2" office:value-type="float" office:value="1.325">
                <text:p>1.325</text:p>
              </table:table-cell>
              <table:table-cell table:style-name="ce2" office:value-type="float" office:value="1.385">
                <text:p>1.385</text:p>
              </table:table-cell>
              <table:table-cell table:style-name="ce2"/>
              <table:table-cell table:style-name="ce2" office:value-type="float" office:value="36.388">
                <text:p>36.388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430000">
                <text:p>2430000</text:p>
              </table:table-cell>
              <table:table-cell table:style-name="ce2" office:value-type="float" office:value="2">
                <text:p>2</text:p>
              </table:table-cell>
              <table:table-cell table:style-name="ce2" table:formula="of:=[.C33]*9" office:value-type="float" office:value="7129.35">
                <text:p>7129.35</text:p>
              </table:table-cell>
              <table:table-cell table:style-name="ce2" table:formula="of:=[.D33]*9" office:value-type="float" office:value="8957.124">
                <text:p>8957.124</text:p>
              </table:table-cell>
              <table:table-cell table:style-name="ce2" table:formula="of:=[.E33]*9" office:value-type="float" office:value="25549.506">
                <text:p>25549.506</text:p>
              </table:table-cell>
              <table:table-cell table:style-name="ce2" office:value-type="float" office:value="1.33">
                <text:p>1.33</text:p>
              </table:table-cell>
              <table:table-cell table:style-name="ce2" office:value-type="float" office:value="1.384">
                <text:p>1.384</text:p>
              </table:table-cell>
              <table:table-cell table:style-name="ce2"/>
              <table:table-cell table:style-name="ce2" office:value-type="float" office:value="35.483">
                <text:p>35.483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430000">
                <text:p>2430000</text:p>
              </table:table-cell>
              <table:table-cell table:style-name="ce2" office:value-type="float" office:value="3">
                <text:p>3</text:p>
              </table:table-cell>
              <table:table-cell table:style-name="ce2" table:formula="of:=[.C34]*9" office:value-type="float" office:value="7130.727">
                <text:p>7130.727</text:p>
              </table:table-cell>
              <table:table-cell table:style-name="ce2" table:formula="of:=[.D34]*9" office:value-type="float" office:value="8953.002">
                <text:p>8953.002</text:p>
              </table:table-cell>
              <table:table-cell table:style-name="ce2" table:formula="of:=[.E34]*9" office:value-type="float" office:value="25401.438">
                <text:p>25401.438</text:p>
              </table:table-cell>
              <table:table-cell table:style-name="ce2" office:value-type="float" office:value="1.363">
                <text:p>1.363</text:p>
              </table:table-cell>
              <table:table-cell table:style-name="ce2" office:value-type="float" office:value="1.391">
                <text:p>1.391</text:p>
              </table:table-cell>
              <table:table-cell table:style-name="ce2"/>
              <table:table-cell table:style-name="ce2" office:value-type="float" office:value="35.83">
                <text:p>35.83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430000">
                <text:p>2430000</text:p>
              </table:table-cell>
              <table:table-cell table:style-name="ce2" office:value-type="float" office:value="4">
                <text:p>4</text:p>
              </table:table-cell>
              <table:table-cell table:style-name="ce2" table:formula="of:=[.C35]*9" office:value-type="float" office:value="7151.769">
                <text:p>7151.769</text:p>
              </table:table-cell>
              <table:table-cell table:style-name="ce2" table:formula="of:=[.D35]*9" office:value-type="float" office:value="8968.869">
                <text:p>8968.869</text:p>
              </table:table-cell>
              <table:table-cell table:style-name="ce2" table:formula="of:=[.E35]*9" office:value-type="float" office:value="25510.788">
                <text:p>25510.788</text:p>
              </table:table-cell>
              <table:table-cell table:style-name="ce2" office:value-type="float" office:value="1.336">
                <text:p>1.336</text:p>
              </table:table-cell>
              <table:table-cell table:style-name="ce2" office:value-type="float" office:value="1.399">
                <text:p>1.399</text:p>
              </table:table-cell>
              <table:table-cell table:style-name="ce2"/>
              <table:table-cell table:style-name="ce2" office:value-type="float" office:value="35.229">
                <text:p>35.229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430000">
                <text:p>2430000</text:p>
              </table:table-cell>
              <table:table-cell table:style-name="ce2" office:value-type="float" office:value="5">
                <text:p>5</text:p>
              </table:table-cell>
              <table:table-cell table:style-name="ce2" table:formula="of:=[.C36]*9" office:value-type="float" office:value="7120.674">
                <text:p>7120.674</text:p>
              </table:table-cell>
              <table:table-cell table:style-name="ce2" table:formula="of:=[.D36]*9" office:value-type="float" office:value="8967.249">
                <text:p>8967.249</text:p>
              </table:table-cell>
              <table:table-cell table:style-name="ce2" table:formula="of:=[.E36]*9" office:value-type="float" office:value="25481.79">
                <text:p>25481.79</text:p>
              </table:table-cell>
              <table:table-cell table:style-name="ce2" office:value-type="float" office:value="1.323">
                <text:p>1.323</text:p>
              </table:table-cell>
              <table:table-cell table:style-name="ce2" office:value-type="float" office:value="1.379">
                <text:p>1.379</text:p>
              </table:table-cell>
              <table:table-cell table:style-name="ce2"/>
              <table:table-cell table:style-name="ce2" office:value-type="float" office:value="36.421">
                <text:p>36.421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430000">
                <text:p>2430000</text:p>
              </table:table-cell>
              <table:table-cell table:style-name="ce2" office:value-type="float" office:value="6">
                <text:p>6</text:p>
              </table:table-cell>
              <table:table-cell table:style-name="ce2" table:formula="of:=[.C37]*9" office:value-type="float" office:value="7046.685">
                <text:p>7046.685</text:p>
              </table:table-cell>
              <table:table-cell table:style-name="ce2" table:formula="of:=[.D37]*9" office:value-type="float" office:value="8805.762">
                <text:p>8805.762</text:p>
              </table:table-cell>
              <table:table-cell table:style-name="ce2" table:formula="of:=[.E37]*9" office:value-type="float" office:value="25411.806">
                <text:p>25411.806</text:p>
              </table:table-cell>
              <table:table-cell table:style-name="ce2" office:value-type="float" office:value="1.352">
                <text:p>1.352</text:p>
              </table:table-cell>
              <table:table-cell table:style-name="ce2" office:value-type="float" office:value="1.403">
                <text:p>1.403</text:p>
              </table:table-cell>
              <table:table-cell table:style-name="ce2"/>
              <table:table-cell table:style-name="ce2" office:value-type="float" office:value="36.179">
                <text:p>36.179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243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39:.$C$44])" office:value-type="float" office:value="7118.0025">
              <text:p>7118.0025</text:p>
            </table:table-cell>
            <table:table-cell table:style-name="ce3" table:formula="of:=SUBTOTAL(1;[.$D$39:.$D$44])" office:value-type="float" office:value="8938.065">
              <text:p>8938.065</text:p>
            </table:table-cell>
            <table:table-cell table:style-name="ce3" table:formula="of:=SUBTOTAL(1;[.$E$39:.$E$44])" office:value-type="float" office:value="25463.4165">
              <text:p>25463.4165</text:p>
            </table:table-cell>
            <table:table-cell table:style-name="ce3" table:formula="of:=SUBTOTAL(1;[.$F$39:.$F$44])" office:value-type="float" office:value="1.33816666666667">
              <text:p>1.3381666667</text:p>
            </table:table-cell>
            <table:table-cell table:style-name="ce3" table:formula="of:=SUBTOTAL(1;[.$G$39:.$G$44])" office:value-type="float" office:value="1.39016666666667">
              <text:p>1.3901666667</text:p>
            </table:table-cell>
            <table:table-cell table:style-name="ce3"/>
            <table:table-cell table:style-name="ce3" table:formula="of:=SUBTOTAL(1;[.$I$39:.$I$44])" office:value-type="float" office:value="35.9216666666667">
              <text:p>35.9216666667</text:p>
            </table:table-cell>
            <table:table-cell table:number-columns-repeated="1014"/>
          </table:table-row>
          <table:table-row-group>
            <table:table-row table:style-name="ro2">
              <table:table-cell table:style-name="ce2" office:value-type="float" office:value="7290000">
                <text:p>7290000</text:p>
              </table:table-cell>
              <table:table-cell table:style-name="ce2" office:value-type="float" office:value="1">
                <text:p>1</text:p>
              </table:table-cell>
              <table:table-cell table:style-name="ce2" table:formula="of:=[.C39]*9" office:value-type="float" office:value="64159.29">
                <text:p>64159.29</text:p>
              </table:table-cell>
              <table:table-cell table:style-name="ce2" table:formula="of:=[.D39]*9" office:value-type="float" office:value="80787.456">
                <text:p>80787.456</text:p>
              </table:table-cell>
              <table:table-cell table:style-name="ce2" table:formula="of:=[.E39]*9" office:value-type="float" office:value="228826.539">
                <text:p>228826.539</text:p>
              </table:table-cell>
              <table:table-cell table:style-name="ce2" office:value-type="float" office:value="8.602">
                <text:p>8.602</text:p>
              </table:table-cell>
              <table:table-cell table:style-name="ce2" office:value-type="float" office:value="5.289">
                <text:p>5.289</text:p>
              </table:table-cell>
              <table:table-cell table:style-name="ce2"/>
              <table:table-cell table:style-name="ce2" office:value-type="float" office:value="114.249">
                <text:p>114.249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7290000">
                <text:p>7290000</text:p>
              </table:table-cell>
              <table:table-cell table:style-name="ce2" office:value-type="float" office:value="2">
                <text:p>2</text:p>
              </table:table-cell>
              <table:table-cell table:style-name="ce2" table:formula="of:=[.C40]*9" office:value-type="float" office:value="64164.15">
                <text:p>64164.15</text:p>
              </table:table-cell>
              <table:table-cell table:style-name="ce2" table:formula="of:=[.D40]*9" office:value-type="float" office:value="80614.116">
                <text:p>80614.116</text:p>
              </table:table-cell>
              <table:table-cell table:style-name="ce2" table:formula="of:=[.E40]*9" office:value-type="float" office:value="229945.554">
                <text:p>229945.554</text:p>
              </table:table-cell>
              <table:table-cell table:style-name="ce2" office:value-type="float" office:value="8.621">
                <text:p>8.621</text:p>
              </table:table-cell>
              <table:table-cell table:style-name="ce2" office:value-type="float" office:value="5.304">
                <text:p>5.304</text:p>
              </table:table-cell>
              <table:table-cell table:style-name="ce2"/>
              <table:table-cell table:style-name="ce2" office:value-type="float" office:value="110.583">
                <text:p>110.583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7290000">
                <text:p>7290000</text:p>
              </table:table-cell>
              <table:table-cell table:style-name="ce2" office:value-type="float" office:value="3">
                <text:p>3</text:p>
              </table:table-cell>
              <table:table-cell table:style-name="ce2" table:formula="of:=[.C41]*9" office:value-type="float" office:value="64176.543">
                <text:p>64176.543</text:p>
              </table:table-cell>
              <table:table-cell table:style-name="ce2" table:formula="of:=[.D41]*9" office:value-type="float" office:value="80577.018">
                <text:p>80577.018</text:p>
              </table:table-cell>
              <table:table-cell table:style-name="ce2" table:formula="of:=[.E41]*9" office:value-type="float" office:value="228612.942">
                <text:p>228612.942</text:p>
              </table:table-cell>
              <table:table-cell table:style-name="ce2" office:value-type="float" office:value="10.258">
                <text:p>10.258</text:p>
              </table:table-cell>
              <table:table-cell table:style-name="ce2" office:value-type="float" office:value="5.275">
                <text:p>5.275</text:p>
              </table:table-cell>
              <table:table-cell table:style-name="ce2"/>
              <table:table-cell table:style-name="ce2" office:value-type="float" office:value="110.927">
                <text:p>110.927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7290000">
                <text:p>7290000</text:p>
              </table:table-cell>
              <table:table-cell table:style-name="ce2" office:value-type="float" office:value="4">
                <text:p>4</text:p>
              </table:table-cell>
              <table:table-cell table:style-name="ce2" table:formula="of:=[.C42]*9" office:value-type="float" office:value="64365.921">
                <text:p>64365.921</text:p>
              </table:table-cell>
              <table:table-cell table:style-name="ce2" table:formula="of:=[.D42]*9" office:value-type="float" office:value="80719.821">
                <text:p>80719.821</text:p>
              </table:table-cell>
              <table:table-cell table:style-name="ce2" table:formula="of:=[.E42]*9" office:value-type="float" office:value="229597.092">
                <text:p>229597.092</text:p>
              </table:table-cell>
              <table:table-cell table:style-name="ce2" office:value-type="float" office:value="9.832">
                <text:p>9.832</text:p>
              </table:table-cell>
              <table:table-cell table:style-name="ce2" office:value-type="float" office:value="5.459">
                <text:p>5.459</text:p>
              </table:table-cell>
              <table:table-cell table:style-name="ce2"/>
              <table:table-cell table:style-name="ce2" office:value-type="float" office:value="111.101">
                <text:p>111.101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7290000">
                <text:p>7290000</text:p>
              </table:table-cell>
              <table:table-cell table:style-name="ce2" office:value-type="float" office:value="5">
                <text:p>5</text:p>
              </table:table-cell>
              <table:table-cell table:style-name="ce2" table:formula="of:=[.C43]*9" office:value-type="float" office:value="64086.066">
                <text:p>64086.066</text:p>
              </table:table-cell>
              <table:table-cell table:style-name="ce2" table:formula="of:=[.D43]*9" office:value-type="float" office:value="80705.241">
                <text:p>80705.241</text:p>
              </table:table-cell>
              <table:table-cell table:style-name="ce2" table:formula="of:=[.E43]*9" office:value-type="float" office:value="229336.11">
                <text:p>229336.11</text:p>
              </table:table-cell>
              <table:table-cell table:style-name="ce2" office:value-type="float" office:value="8.706">
                <text:p>8.706</text:p>
              </table:table-cell>
              <table:table-cell table:style-name="ce2" office:value-type="float" office:value="5.779">
                <text:p>5.779</text:p>
              </table:table-cell>
              <table:table-cell table:style-name="ce2"/>
              <table:table-cell table:style-name="ce2" office:value-type="float" office:value="110.669">
                <text:p>110.669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7290000">
                <text:p>7290000</text:p>
              </table:table-cell>
              <table:table-cell table:style-name="ce2" office:value-type="float" office:value="6">
                <text:p>6</text:p>
              </table:table-cell>
              <table:table-cell table:style-name="ce2" table:formula="of:=[.C44]*9" office:value-type="float" office:value="63420.165">
                <text:p>63420.165</text:p>
              </table:table-cell>
              <table:table-cell table:style-name="ce2" table:formula="of:=[.D44]*9" office:value-type="float" office:value="79251.858">
                <text:p>79251.858</text:p>
              </table:table-cell>
              <table:table-cell table:style-name="ce2" table:formula="of:=[.E44]*9" office:value-type="float" office:value="228706.254">
                <text:p>228706.254</text:p>
              </table:table-cell>
              <table:table-cell table:style-name="ce2" office:value-type="float" office:value="8.692">
                <text:p>8.692</text:p>
              </table:table-cell>
              <table:table-cell table:style-name="ce2" office:value-type="float" office:value="5.322">
                <text:p>5.322</text:p>
              </table:table-cell>
              <table:table-cell table:style-name="ce2"/>
              <table:table-cell table:style-name="ce2" office:value-type="float" office:value="112.405">
                <text:p>112.405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729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46:.$C$51])" office:value-type="float" office:value="64062.0225">
              <text:p>64062.0225</text:p>
            </table:table-cell>
            <table:table-cell table:style-name="ce3" table:formula="of:=SUBTOTAL(1;[.$D$46:.$D$51])" office:value-type="float" office:value="80442.585">
              <text:p>80442.585</text:p>
            </table:table-cell>
            <table:table-cell table:style-name="ce3" table:formula="of:=SUBTOTAL(1;[.$E$46:.$E$51])" office:value-type="float" office:value="229170.7485">
              <text:p>229170.7485</text:p>
            </table:table-cell>
            <table:table-cell table:style-name="ce3" table:formula="of:=SUBTOTAL(1;[.$F$46:.$F$51])" office:value-type="float" office:value="9.1185">
              <text:p>9.1185</text:p>
            </table:table-cell>
            <table:table-cell table:style-name="ce3" table:formula="of:=SUBTOTAL(1;[.$G$46:.$G$51])" office:value-type="float" office:value="5.40466666666667">
              <text:p>5.4046666667</text:p>
            </table:table-cell>
            <table:table-cell table:style-name="ce3"/>
            <table:table-cell table:style-name="ce3" table:formula="of:=SUBTOTAL(1;[.$I$46:.$I$51])" office:value-type="float" office:value="111.655666666667">
              <text:p>111.6556666667</text:p>
            </table:table-cell>
            <table:table-cell table:number-columns-repeated="1014"/>
          </table:table-row>
          <table:table-row-group>
            <table:table-row table:style-name="ro2">
              <table:table-cell table:style-name="ce2" office:value-type="float" office:value="21870000">
                <text:p>21870000</text:p>
              </table:table-cell>
              <table:table-cell table:style-name="ce2" office:value-type="float" office:value="1">
                <text:p>1</text:p>
              </table:table-cell>
              <table:table-cell table:style-name="ce4" table:formula="of:=[.C46]*9" office:value-type="float" office:value="577433.61">
                <text:p>577433.61</text:p>
              </table:table-cell>
              <table:table-cell table:style-name="ce4" table:formula="of:=[.D46]*9" office:value-type="float" office:value="727087.104">
                <text:p>727087.104</text:p>
              </table:table-cell>
              <table:table-cell table:style-name="ce4" table:formula="of:=[.E46]*9" office:value-type="float" office:value="2059438.851">
                <text:p>2059438.851</text:p>
              </table:table-cell>
              <table:table-cell table:style-name="ce2" office:value-type="float" office:value="69.302">
                <text:p>69.302</text:p>
              </table:table-cell>
              <table:table-cell table:style-name="ce2" office:value-type="float" office:value="20.097">
                <text:p>20.097</text:p>
              </table:table-cell>
              <table:table-cell table:style-name="ce2"/>
              <table:table-cell table:style-name="ce2" office:value-type="float" office:value="348.701">
                <text:p>348.701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1870000">
                <text:p>21870000</text:p>
              </table:table-cell>
              <table:table-cell table:style-name="ce2" office:value-type="float" office:value="2">
                <text:p>2</text:p>
              </table:table-cell>
              <table:table-cell table:style-name="ce4" table:formula="of:=[.C47]*9" office:value-type="float" office:value="577477.35">
                <text:p>577477.35</text:p>
              </table:table-cell>
              <table:table-cell table:style-name="ce4" table:formula="of:=[.D47]*9" office:value-type="float" office:value="725527.044">
                <text:p>725527.044</text:p>
              </table:table-cell>
              <table:table-cell table:style-name="ce4" table:formula="of:=[.E47]*9" office:value-type="float" office:value="2069509.986">
                <text:p>2069509.986</text:p>
              </table:table-cell>
              <table:table-cell table:style-name="ce2" office:value-type="float" office:value="68.183">
                <text:p>68.183</text:p>
              </table:table-cell>
              <table:table-cell table:style-name="ce2" office:value-type="float" office:value="18.935">
                <text:p>18.935</text:p>
              </table:table-cell>
              <table:table-cell table:style-name="ce2"/>
              <table:table-cell table:style-name="ce2" office:value-type="float" office:value="351.881">
                <text:p>351.881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1870000">
                <text:p>21870000</text:p>
              </table:table-cell>
              <table:table-cell table:style-name="ce2" office:value-type="float" office:value="3">
                <text:p>3</text:p>
              </table:table-cell>
              <table:table-cell table:style-name="ce4" table:formula="of:=[.C48]*9" office:value-type="float" office:value="577588.887">
                <text:p>577588.887</text:p>
              </table:table-cell>
              <table:table-cell table:style-name="ce4" table:formula="of:=[.D48]*9" office:value-type="float" office:value="725193.162">
                <text:p>725193.162</text:p>
              </table:table-cell>
              <table:table-cell table:style-name="ce4" table:formula="of:=[.E48]*9" office:value-type="float" office:value="2057516.478">
                <text:p>2057516.478</text:p>
              </table:table-cell>
              <table:table-cell table:style-name="ce2" office:value-type="float" office:value="68.694">
                <text:p>68.694</text:p>
              </table:table-cell>
              <table:table-cell table:style-name="ce2" office:value-type="float" office:value="18.948">
                <text:p>18.948</text:p>
              </table:table-cell>
              <table:table-cell table:style-name="ce2"/>
              <table:table-cell table:style-name="ce2" office:value-type="float" office:value="350.473">
                <text:p>350.473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1870000">
                <text:p>21870000</text:p>
              </table:table-cell>
              <table:table-cell table:style-name="ce2" office:value-type="float" office:value="4">
                <text:p>4</text:p>
              </table:table-cell>
              <table:table-cell table:style-name="ce4" table:formula="of:=[.C49]*9" office:value-type="float" office:value="579293.289">
                <text:p>579293.289</text:p>
              </table:table-cell>
              <table:table-cell table:style-name="ce4" table:formula="of:=[.D49]*9" office:value-type="float" office:value="726478.389">
                <text:p>726478.389</text:p>
              </table:table-cell>
              <table:table-cell table:style-name="ce4" table:formula="of:=[.E49]*9" office:value-type="float" office:value="2066373.828">
                <text:p>2066373.828</text:p>
              </table:table-cell>
              <table:table-cell table:style-name="ce2" office:value-type="float" office:value="68.438">
                <text:p>68.438</text:p>
              </table:table-cell>
              <table:table-cell table:style-name="ce2" office:value-type="float" office:value="19.562">
                <text:p>19.562</text:p>
              </table:table-cell>
              <table:table-cell table:style-name="ce2"/>
              <table:table-cell table:style-name="ce2" office:value-type="float" office:value="347.565">
                <text:p>347.565</text:p>
              </table:table-cell>
              <table:table-cell table:number-columns-repeated="1014"/>
            </table:table-row>
            <table:table-row table:style-name="ro2">
              <table:table-cell table:style-name="ce2" office:value-type="float" office:value="21870000">
                <text:p>21870000</text:p>
              </table:table-cell>
              <table:table-cell table:style-name="ce2" office:value-type="float" office:value="5">
                <text:p>5</text:p>
              </table:table-cell>
              <table:table-cell table:style-name="ce4" table:formula="of:=[.C50]*9" office:value-type="float" office:value="576774.594">
                <text:p>576774.594</text:p>
              </table:table-cell>
              <table:table-cell table:style-name="ce4" table:formula="of:=[.D50]*9" office:value-type="float" office:value="726347.169">
                <text:p>726347.169</text:p>
              </table:table-cell>
              <table:table-cell table:style-name="ce4" table:formula="of:=[.E50]*9" office:value-type="float" office:value="2064024.99">
                <text:p>2064024.99</text:p>
              </table:table-cell>
              <table:table-cell table:style-name="ce2" office:value-type="float" office:value="68.207">
                <text:p>68.207</text:p>
              </table:table-cell>
              <table:table-cell table:style-name="ce2" office:value-type="float" office:value="19.087">
                <text:p>19.087</text:p>
              </table:table-cell>
              <table:table-cell table:style-name="ce2"/>
              <table:table-cell table:style-name="ce2" office:value-type="float" office:value="353.374">
                <text:p>353.374</text:p>
              </table:table-cell>
              <table:table-cell table:number-columns-repeated="1014"/>
            </table:table-row>
            <table:table-row table:style-name="ro2">
              <table:table-cell table:style-name="ce4" office:value-type="float" office:value="21870000">
                <text:p>21870000</text:p>
              </table:table-cell>
              <table:table-cell table:style-name="ce8" office:value-type="float" office:value="6">
                <text:p>6</text:p>
              </table:table-cell>
              <table:table-cell table:style-name="ce4" table:formula="of:=[.C51]*9" office:value-type="float" office:value="570781.485">
                <text:p>570781.485</text:p>
              </table:table-cell>
              <table:table-cell table:style-name="ce4" table:formula="of:=[.D51]*9" office:value-type="float" office:value="713266.722">
                <text:p>713266.722</text:p>
              </table:table-cell>
              <table:table-cell table:style-name="ce4" table:formula="of:=[.E51]*9" office:value-type="float" office:value="2058356.286">
                <text:p>2058356.286</text:p>
              </table:table-cell>
              <table:table-cell table:style-name="ce4" office:value-type="float" office:value="68.417">
                <text:p>68.417</text:p>
              </table:table-cell>
              <table:table-cell table:style-name="ce4" office:value-type="float" office:value="19.329">
                <text:p>19.329</text:p>
              </table:table-cell>
              <table:table-cell table:style-name="ce4"/>
              <table:table-cell table:style-name="ce4" office:value-type="float" office:value="348.462">
                <text:p>348.462</text:p>
              </table:table-cell>
              <table:table-cell table:style-name="ce10" table:number-columns-repeated="1014"/>
            </table:table-row>
          </table:table-row-group>
          <table:table-row table:style-name="ro1">
            <table:table-cell table:style-name="ce5" office:value-type="string">
              <text:p>21870000 Resultado</text:p>
            </table:table-cell>
            <table:table-cell table:style-name="ce1" office:value-type="string">
              <text:p>Média</text:p>
            </table:table-cell>
            <table:table-cell table:style-name="ce5" table:formula="of:=SUBTOTAL(1;[.$C$53:.$C$58])" office:value-type="float" office:value="576558.2025">
              <text:p>576558.2025</text:p>
            </table:table-cell>
            <table:table-cell table:style-name="ce5" table:formula="of:=SUBTOTAL(1;[.$D$53:.$D$58])" office:value-type="float" office:value="723983.265">
              <text:p>723983.265</text:p>
            </table:table-cell>
            <table:table-cell table:style-name="ce5" table:formula="of:=SUBTOTAL(1;[.$E$53:.$E$58])" office:value-type="float" office:value="2062536.7365">
              <text:p>2062536.7365</text:p>
            </table:table-cell>
            <table:table-cell table:style-name="ce5" table:formula="of:=SUBTOTAL(1;[.$F$53:.$F$58])" office:value-type="float" office:value="68.5401666666667">
              <text:p>68.5401666667</text:p>
            </table:table-cell>
            <table:table-cell table:style-name="ce5" table:formula="of:=SUBTOTAL(1;[.$G$53:.$G$58])" office:value-type="float" office:value="19.3263333333333">
              <text:p>19.3263333333</text:p>
            </table:table-cell>
            <table:table-cell table:style-name="ce5"/>
            <table:table-cell table:style-name="ce5" table:formula="of:=SUBTOTAL(1;[.$I$53:.$I$58])" office:value-type="float" office:value="350.076">
              <text:p>350.076</text:p>
            </table:table-cell>
            <table:table-cell table:style-name="ce10" table:number-columns-repeated="1014"/>
          </table:table-row>
          <table:table-row-group>
            <table:table-row table:style-name="ro2">
              <table:table-cell table:style-name="ce4" office:value-type="float" office:value="65610000">
                <text:p>65610000</text:p>
              </table:table-cell>
              <table:table-cell table:style-name="ce8" office:value-type="float" office:value="1">
                <text:p>1</text:p>
              </table:table-cell>
              <table:table-cell table:style-name="ce2" table:formula="of:=[.C53]*9" office:value-type="float" office:value="5196902.49">
                <text:p>5196902.49</text:p>
              </table:table-cell>
              <table:table-cell table:style-name="ce2" table:formula="of:=[.D53]*9" office:value-type="float" office:value="6543783.936">
                <text:p>6543783.936</text:p>
              </table:table-cell>
              <table:table-cell table:style-name="ce2" table:formula="of:=[.E53]*9" office:value-type="float" office:value="18534949.659">
                <text:p>18534949.659</text:p>
              </table:table-cell>
              <table:table-cell table:style-name="ce4" office:value-type="float" office:value="581.157">
                <text:p>581.157</text:p>
              </table:table-cell>
              <table:table-cell table:style-name="ce4" office:value-type="float" office:value="69.539">
                <text:p>69.539</text:p>
              </table:table-cell>
              <table:table-cell table:style-name="ce4"/>
              <table:table-cell table:style-name="ce4" office:value-type="float" office:value="1082.23">
                <text:p>1082.23</text:p>
              </table:table-cell>
              <table:table-cell table:style-name="ce10" table:number-columns-repeated="1014"/>
            </table:table-row>
            <table:table-row table:style-name="ro2">
              <table:table-cell table:style-name="ce4" office:value-type="float" office:value="65610000">
                <text:p>65610000</text:p>
              </table:table-cell>
              <table:table-cell table:style-name="ce8" office:value-type="float" office:value="2">
                <text:p>2</text:p>
              </table:table-cell>
              <table:table-cell table:style-name="ce2" table:formula="of:=[.C54]*9" office:value-type="float" office:value="5197296.15">
                <text:p>5197296.15</text:p>
              </table:table-cell>
              <table:table-cell table:style-name="ce2" table:formula="of:=[.D54]*9" office:value-type="float" office:value="6529743.396">
                <text:p>6529743.396</text:p>
              </table:table-cell>
              <table:table-cell table:style-name="ce2" table:formula="of:=[.E54]*9" office:value-type="float" office:value="18625589.874">
                <text:p>18625589.874</text:p>
              </table:table-cell>
              <table:table-cell table:style-name="ce4" office:value-type="float" office:value="583.095">
                <text:p>583.095</text:p>
              </table:table-cell>
              <table:table-cell table:style-name="ce4" office:value-type="float" office:value="70.827">
                <text:p>70.827</text:p>
              </table:table-cell>
              <table:table-cell table:style-name="ce4"/>
              <table:table-cell table:style-name="ce4" office:value-type="float" office:value="1086.39">
                <text:p>1086.39</text:p>
              </table:table-cell>
              <table:table-cell table:style-name="ce10" table:number-columns-repeated="1014"/>
            </table:table-row>
            <table:table-row table:style-name="ro2">
              <table:table-cell table:style-name="ce4" office:value-type="float" office:value="65610000">
                <text:p>65610000</text:p>
              </table:table-cell>
              <table:table-cell table:style-name="ce8" office:value-type="float" office:value="3">
                <text:p>3</text:p>
              </table:table-cell>
              <table:table-cell table:style-name="ce2" table:formula="of:=[.C55]*9" office:value-type="float" office:value="5198299.983">
                <text:p>5198299.983</text:p>
              </table:table-cell>
              <table:table-cell table:style-name="ce2" table:formula="of:=[.D55]*9" office:value-type="float" office:value="6526738.458">
                <text:p>6526738.458</text:p>
              </table:table-cell>
              <table:table-cell table:style-name="ce2" table:formula="of:=[.E55]*9" office:value-type="float" office:value="18517648.302">
                <text:p>18517648.302</text:p>
              </table:table-cell>
              <table:table-cell table:style-name="ce4" office:value-type="float" office:value="582.239">
                <text:p>582.239</text:p>
              </table:table-cell>
              <table:table-cell table:style-name="ce4" office:value-type="float" office:value="70.535">
                <text:p>70.535</text:p>
              </table:table-cell>
              <table:table-cell table:style-name="ce4"/>
              <table:table-cell table:style-name="ce4" office:value-type="float" office:value="1080.28">
                <text:p>1080.28</text:p>
              </table:table-cell>
              <table:table-cell table:style-name="ce10" table:number-columns-repeated="1014"/>
            </table:table-row>
            <table:table-row table:style-name="ro2">
              <table:table-cell table:style-name="ce4" office:value-type="float" office:value="65610000">
                <text:p>65610000</text:p>
              </table:table-cell>
              <table:table-cell table:style-name="ce8" office:value-type="float" office:value="4">
                <text:p>4</text:p>
              </table:table-cell>
              <table:table-cell table:style-name="ce2" table:formula="of:=[.C56]*9" office:value-type="float" office:value="5213639.601">
                <text:p>5213639.601</text:p>
              </table:table-cell>
              <table:table-cell table:style-name="ce2" table:formula="of:=[.D56]*9" office:value-type="float" office:value="6538305.501">
                <text:p>6538305.501</text:p>
              </table:table-cell>
              <table:table-cell table:style-name="ce2" table:formula="of:=[.E56]*9" office:value-type="float" office:value="18597364.452">
                <text:p>18597364.452</text:p>
              </table:table-cell>
              <table:table-cell table:style-name="ce4" office:value-type="float" office:value="583.297">
                <text:p>583.297</text:p>
              </table:table-cell>
              <table:table-cell table:style-name="ce4" office:value-type="float" office:value="70.352">
                <text:p>70.352</text:p>
              </table:table-cell>
              <table:table-cell table:style-name="ce4"/>
              <table:table-cell table:style-name="ce4" office:value-type="float" office:value="1083.61">
                <text:p>1083.61</text:p>
              </table:table-cell>
              <table:table-cell table:style-name="ce10" table:number-columns-repeated="1014"/>
            </table:table-row>
            <table:table-row table:style-name="ro2">
              <table:table-cell table:style-name="ce4" office:value-type="float" office:value="65610000">
                <text:p>65610000</text:p>
              </table:table-cell>
              <table:table-cell table:style-name="ce8" office:value-type="float" office:value="5">
                <text:p>5</text:p>
              </table:table-cell>
              <table:table-cell table:style-name="ce2" table:formula="of:=[.C57]*9" office:value-type="float" office:value="5190971.346">
                <text:p>5190971.346</text:p>
              </table:table-cell>
              <table:table-cell table:style-name="ce2" table:formula="of:=[.D57]*9" office:value-type="float" office:value="6537124.521">
                <text:p>6537124.521</text:p>
              </table:table-cell>
              <table:table-cell table:style-name="ce2" table:formula="of:=[.E57]*9" office:value-type="float" office:value="18576224.91">
                <text:p>18576224.91</text:p>
              </table:table-cell>
              <table:table-cell table:style-name="ce4" office:value-type="float" office:value="580.866">
                <text:p>580.866</text:p>
              </table:table-cell>
              <table:table-cell table:style-name="ce4" office:value-type="float" office:value="70.773">
                <text:p>70.773</text:p>
              </table:table-cell>
              <table:table-cell table:style-name="ce4"/>
              <table:table-cell table:style-name="ce4" office:value-type="float" office:value="1078.21">
                <text:p>1078.21</text:p>
              </table:table-cell>
              <table:table-cell table:style-name="ce10" table:number-columns-repeated="1014"/>
            </table:table-row>
            <table:table-row table:style-name="ro2">
              <table:table-cell table:style-name="ce2" office:value-type="float" office:value="65610000">
                <text:p>65610000</text:p>
              </table:table-cell>
              <table:table-cell table:style-name="ce2" office:value-type="float" office:value="6">
                <text:p>6</text:p>
              </table:table-cell>
              <table:table-cell table:style-name="ce2" table:formula="of:=[.C58]*9" office:value-type="float" office:value="5137033.365">
                <text:p>5137033.365</text:p>
              </table:table-cell>
              <table:table-cell table:style-name="ce2" table:formula="of:=[.D58]*9" office:value-type="float" office:value="6419400.498">
                <text:p>6419400.498</text:p>
              </table:table-cell>
              <table:table-cell table:style-name="ce2" table:formula="of:=[.E58]*9" office:value-type="float" office:value="18525206.574">
                <text:p>18525206.574</text:p>
              </table:table-cell>
              <table:table-cell table:style-name="ce2" office:value-type="float" office:value="582.153">
                <text:p>582.153</text:p>
              </table:table-cell>
              <table:table-cell table:style-name="ce2" office:value-type="float" office:value="70.612">
                <text:p>70.612</text:p>
              </table:table-cell>
              <table:table-cell table:style-name="ce2"/>
              <table:table-cell table:style-name="ce2" office:value-type="float" office:value="1080.4">
                <text:p>1080.4</text:p>
              </table:table-cell>
              <table:table-cell table:number-columns-repeated="1014"/>
            </table:table-row>
          </table:table-row-group>
          <table:table-row table:style-name="ro1">
            <table:table-cell table:style-name="ce3" office:value-type="string">
              <text:p>65610000 Resultado</text:p>
            </table:table-cell>
            <table:table-cell table:style-name="ce1" office:value-type="string">
              <text:p>Média</text:p>
            </table:table-cell>
            <table:table-cell table:style-name="ce3" table:formula="of:=SUBTOTAL(1;[.$C$60:.$C$65])" office:value-type="float" office:value="5189023.8225">
              <text:p>5189023.8225</text:p>
            </table:table-cell>
            <table:table-cell table:style-name="ce3" table:formula="of:=SUBTOTAL(1;[.$D$60:.$D$65])" office:value-type="float" office:value="6515849.385">
              <text:p>6515849.385</text:p>
            </table:table-cell>
            <table:table-cell table:style-name="ce3" table:formula="of:=SUBTOTAL(1;[.$E$60:.$E$65])" office:value-type="float" office:value="18562830.6285">
              <text:p>18562830.6285</text:p>
            </table:table-cell>
            <table:table-cell table:style-name="ce3" table:formula="of:=SUBTOTAL(1;[.$F$60:.$F$65])" office:value-type="float" office:value="582.1345">
              <text:p>582.1345</text:p>
            </table:table-cell>
            <table:table-cell table:style-name="ce3" table:formula="of:=SUBTOTAL(1;[.$G$60:.$G$65])" office:value-type="float" office:value="70.4396666666667">
              <text:p>70.4396666667</text:p>
            </table:table-cell>
            <table:table-cell table:style-name="ce3"/>
            <table:table-cell table:style-name="ce3" table:formula="of:=SUBTOTAL(1;[.$I$60:.$I$65])" office:value-type="float" office:value="1081.85333333333">
              <text:p>1081.8533333333</text:p>
            </table:table-cell>
            <table:table-cell table:number-columns-repeated="1014"/>
          </table:table-row>
        </table:table-row-group>
        <table:table-row table:style-name="ro1">
          <table:table-cell table:style-name="ce3" office:value-type="string">
            <text:p>Total geral</text:p>
          </table:table-cell>
          <table:table-cell table:style-name="ce2"/>
          <table:table-cell table:style-name="ce3" table:formula="of:=SUBTOTAL(1;[.$C$2:.$C$66])" office:value-type="float" office:value="636834.834909091">
            <text:p>636834.834909091</text:p>
          </table:table-cell>
          <table:table-cell table:style-name="ce3" table:formula="of:=SUBTOTAL(1;[.$D$2:.$D$66])" office:value-type="float" office:value="799672.4388">
            <text:p>799672.4388</text:p>
          </table:table-cell>
          <table:table-cell table:style-name="ce3" table:formula="of:=SUBTOTAL(1;[.$E$2:.$E$66])" office:value-type="float" office:value="2278165.96156364">
            <text:p>2278165.96156364</text:p>
          </table:table-cell>
          <table:table-cell table:style-name="ce3" table:formula="of:=SUBTOTAL(1;[.$F$2:.$F$66])" office:value-type="float" office:value="72.1641454545455">
            <text:p>72.1641454545</text:p>
          </table:table-cell>
          <table:table-cell table:style-name="ce3" table:formula="of:=SUBTOTAL(1;[.$G$2:.$G$66])" office:value-type="float" office:value="10.5917636363636">
            <text:p>10.5917636364</text:p>
          </table:table-cell>
          <table:table-cell table:style-name="ce3" table:formula="of:=SUBTOTAL(1;[.$H$2:.$H$66])" office:value-type="float" office:value="0.0312105263157895">
            <text:p>0.0312105263</text:p>
          </table:table-cell>
          <table:table-cell table:style-name="ce3" table:formula="of:=SUBTOTAL(1;[.$I$2:.$I$66])" office:value-type="float" office:value="173.867436363636">
            <text:p>173.867436363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9"/>
          <table:table-cell table:style-name="ce6" table:number-columns-repeated="7"/>
          <table:table-cell table:style-name="ce10" table:number-columns-repeated="1014"/>
        </table:table-row>
        <table:table-row table:style-name="ro2" table:number-rows-repeated="104850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DB__1" table:target-range-address="Planilha1.A1:Planilha1.I57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3" table:function="average"/>
            </table:subtotal-rule>
          </table:subtotal-rules>
        </table:database-range>
        <table:database-range table:name="__Anonymous_DB__2" table:target-range-address="Planilha1.C2:Planilha1.C7" table:contains-header="false" table:orientation="column"/>
        <table:database-range table:name="__Anonymous_DB__3" table:target-range-address="Planilha1.C1:Planilha1.C1048564" table:orientation="column"/>
        <table:database-range table:name="__Anonymous_DB__4" table:target-range-address="Planilha1.A1:Planilha1.I57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3" table:function="sum"/>
              <table:subtotal-field table:field-number="4" table:function="sum"/>
              <table:subtotal-field table:field-number="5" table:function="sum"/>
              <table:subtotal-field table:field-number="8" table:function="sum"/>
            </table:subtotal-rule>
          </table:subtotal-rules>
        </table:database-range>
        <table:database-range table:name="__Anonymous_DB__5" table:target-range-address="Planilha1.A1:Planilha1.I57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3" table:function="sum"/>
              <table:subtotal-field table:field-number="4" table:function="sum"/>
              <table:subtotal-field table:field-number="5" table:function="sum"/>
              <table:subtotal-field table:field-number="8" table:function="average"/>
            </table:subtotal-rule>
          </table:subtotal-rules>
        </table:database-range>
        <table:database-range table:name="__Anonymous_DB__6" table:target-range-address="Planilha1.C1:Planilha1.E1048564" table:orientation="column"/>
        <table:database-range table:name="__Anonymous_DB__7" table:target-range-address="Planilha1.A1:Planilha1.E1048564" table:contains-header="false" table:orientation="column"/>
        <table:database-range table:name="__Anonymous_DB__8" table:target-range-address="Planilha1.A1:Planilha1.H1048564" table:contains-header="false" table:orientation="column"/>
        <table:database-range table:name="__Anonymous_DB__9" table:target-range-address="Planilha1.A1:Planilha1.I68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3" table:function="average"/>
              <table:subtotal-field table:field-number="4" table:function="average"/>
              <table:subtotal-field table:field-number="5" table:function="average"/>
              <table:subtotal-field table:field-number="6" table:function="average"/>
              <table:subtotal-field table:field-number="7" table:function="average"/>
              <table:subtotal-field table:field-number="8" table:function="average"/>
              <table:subtotal-field table:field-number="9" table:function="average"/>
            </table:subtotal-rule>
          </table:subtotal-rules>
        </table:database-range>
        <table:database-range table:name="__Anonymous_DB__10" table:target-range-address="Planilha1.B58:Planilha1.B64" table:contains-header="false"/>
        <table:database-range table:name="__Anonymous_DB__11" table:target-range-address="Planilha1.A1:Planilha1.I65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3" table:function="average"/>
              <table:subtotal-field table:field-number="4" table:function="average"/>
              <table:subtotal-field table:field-number="5" table:function="average"/>
              <table:subtotal-field table:field-number="6" table:function="sum"/>
              <table:subtotal-field table:field-number="7" table:function="average"/>
              <table:subtotal-field table:field-number="8" table:function="average"/>
              <table:subtotal-field table:field-number="9" table:function="average"/>
            </table:subtotal-rule>
          </table:subtotal-rules>
        </table:database-range>
        <table:database-range table:name="__Anonymous_DB__12" table:target-range-address="Planilha1.A1:Planilha1.I67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3" table:function="average"/>
              <table:subtotal-field table:field-number="4" table:function="average"/>
              <table:subtotal-field table:field-number="5" table:function="average"/>
              <table:subtotal-field table:field-number="6" table:function="average"/>
              <table:subtotal-field table:field-number="7" table:function="average"/>
              <table:subtotal-field table:field-number="8" table:function="average"/>
              <table:subtotal-field table:field-number="9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01:42:16.21</meta:creation-date>
    <dc:date>2013-07-09T23:39:14.96</dc:date>
    <meta:editing-duration>P1DT20H2S</meta:editing-duration>
    <meta:editing-cycles>58</meta:editing-cycles>
    <meta:generator>LibreOffice/3.5$Windows_x86 LibreOffice_project/165a79a-7059095-e13bb37-fef39a4-9503d18</meta:generator>
    <meta:document-statistic meta:table-count="3" meta:cell-count="559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29cm" svg:y="0.316cm" chart:style-name="ch2">
          <text:p>10.000 posições</text:p>
        </chart:title>
        <chart:legend chart:legend-position="end" svg:x="13.472cm" svg:y="3.664cm" style:legend-expansion="high" chart:style-name="ch3"/>
        <chart:plot-area chart:style-name="ch4" table:cell-range-address="Planilha1.F1:Planilha1.H1 Planilha1.F8:Planilha1.H8" chart:data-source-has-labels="row" svg:x="0.32cm" svg:y="1.455cm" svg:width="12.832cm" svg:height="7.365cm">
          <chartooo:coordinate-region svg:x="3.054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8:Planilha1.H8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vetor</text:p>
              </table:table-cell>
            </table:table-row>
          </table:table-header-rows>
          <table:table-rows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0183333333333333">
                <text:p>0.00183333333333333</text:p>
                <draw:g>
                  <svg:desc>Planilha1.F8:Planilha1.H8</svg:desc>
                </draw:g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316666666666667">
                <text:p>0.0031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21cm" svg:y="0.316cm" chart:style-name="ch2">
          <text:p>810.000 posições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38:Planilha1.E38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38:Planilha1.E38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790.889166666667">
                <text:p>790.889166666667</text:p>
                <draw:g>
                  <svg:desc>Planilha1.C38:Planilha1.E38</svg:desc>
                </draw:g>
              </table:table-cell>
              <table:table-cell office:value-type="float" office:value="993.118333333333">
                <text:p>993.118333333333</text:p>
              </table:table-cell>
              <table:table-cell office:value-type="float" office:value="2829.2685">
                <text:p>2829.26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951cm" svg:y="0.316cm" chart:style-name="ch2">
          <text:p>2.430.000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45:Planilha1.E45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45:Planilha1.E4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45</text:p>
                <draw:g>
                  <svg:desc/>
                </draw:g>
              </table:table-cell>
              <table:table-cell office:value-type="float" office:value="7118.0025">
                <text:p>7118.0025</text:p>
                <draw:g>
                  <svg:desc>Planilha1.C45:Planilha1.E45</svg:desc>
                </draw:g>
              </table:table-cell>
              <table:table-cell office:value-type="float" office:value="8938.065">
                <text:p>8938.065</text:p>
              </table:table-cell>
              <table:table-cell office:value-type="float" office:value="25463.4165">
                <text:p>25463.41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951cm" svg:y="0.316cm" chart:style-name="ch2">
          <text:p>7.290.000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52:Planilha1.E52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52:Planilha1.E5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52</text:p>
                <draw:g>
                  <svg:desc/>
                </draw:g>
              </table:table-cell>
              <table:table-cell office:value-type="float" office:value="64062.0225">
                <text:p>64062.0225</text:p>
                <draw:g>
                  <svg:desc>Planilha1.C52:Planilha1.E52</svg:desc>
                </draw:g>
              </table:table-cell>
              <table:table-cell office:value-type="float" office:value="80442.585">
                <text:p>80442.585</text:p>
              </table:table-cell>
              <table:table-cell office:value-type="float" office:value="229170.7485">
                <text:p>229170.74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832cm" svg:y="0.316cm" chart:style-name="ch2">
          <text:p>21.870.000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59:Planilha1.E59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59:Planilha1.E59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59</text:p>
                <draw:g>
                  <svg:desc/>
                </draw:g>
              </table:table-cell>
              <table:table-cell office:value-type="float" office:value="576558.2025">
                <text:p>576558.2025</text:p>
                <draw:g>
                  <svg:desc>Planilha1.C59:Planilha1.E59</svg:desc>
                </draw:g>
              </table:table-cell>
              <table:table-cell office:value-type="float" office:value="723983.265">
                <text:p>723983.265</text:p>
              </table:table-cell>
              <table:table-cell office:value-type="float" office:value="2062536.7365">
                <text:p>2062536.73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832cm" svg:y="0.316cm" chart:style-name="ch2">
          <text:p>65.610.000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66:Planilha1.E66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66:Planilha1.E6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66</text:p>
                <draw:g>
                  <svg:desc/>
                </draw:g>
              </table:table-cell>
              <table:table-cell office:value-type="float" office:value="5189023.8225">
                <text:p>5189023.8225</text:p>
                <draw:g>
                  <svg:desc>Planilha1.C66:Planilha1.E66</svg:desc>
                </draw:g>
              </table:table-cell>
              <table:table-cell office:value-type="float" office:value="6515849.385">
                <text:p>6515849.385</text:p>
              </table:table-cell>
              <table:table-cell office:value-type="float" office:value="18562830.6285">
                <text:p>18562830.62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136cm" svg:y="0.316cm" chart:style-name="ch2">
          <text:p>27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31:Planilha1.G31 Planilha1.I31:Planilha1.I31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31:Planilha1.G31 Planilha1.I31:Planilha1.I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31 Linha 31</text:p>
                <draw:g>
                  <svg:desc/>
                </draw:g>
              </table:table-cell>
              <table:table-cell office:value-type="float" office:value="0.0688333333333333">
                <text:p>0.0688333333333333</text:p>
                <draw:g>
                  <svg:desc>Planilha1.F31:Planilha1.G31 Planilha1.I31:Planilha1.I31</svg:desc>
                </draw:g>
              </table:table-cell>
              <table:table-cell office:value-type="float" office:value="0.108666666666667">
                <text:p>0.108666666666667</text:p>
              </table:table-cell>
              <table:table-cell office:value-type="float" office:value="2.81266666666667">
                <text:p>2.81266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136cm" svg:y="0.316cm" chart:style-name="ch2">
          <text:p>81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38:Planilha1.G38 Planilha1.I38:Planilha1.I38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38:Planilha1.G38 Planilha1.I38:Planilha1.I38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38 Linha 38</text:p>
                <draw:g>
                  <svg:desc/>
                </draw:g>
              </table:table-cell>
              <table:table-cell office:value-type="float" office:value="0.275166666666667">
                <text:p>0.275166666666667</text:p>
                <draw:g>
                  <svg:desc>Planilha1.F38:Planilha1.G38 Planilha1.I38:Planilha1.I38</svg:desc>
                </draw:g>
              </table:table-cell>
              <table:table-cell office:value-type="float" office:value="0.3745">
                <text:p>0.3745</text:p>
              </table:table-cell>
              <table:table-cell office:value-type="float" office:value="10.8915">
                <text:p>10.891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255cm" svg:y="0.316cm" chart:style-name="ch2">
          <text:p>1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8:Planilha1.G8 Planilha1.I8:Planilha1.I8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8:Planilha1.G8 Planilha1.I8:Planilha1.I8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8 Linha 8</text:p>
                <draw:g>
                  <svg:desc/>
                </draw:g>
              </table:table-cell>
              <table:table-cell office:value-type="float" office:value="0.00183333333333333">
                <text:p>0.00183333333333333</text:p>
                <draw:g>
                  <svg:desc>Planilha1.F8:Planilha1.G8 Planilha1.I8:Planilha1.I8</svg:desc>
                </draw:g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16">
                <text:p>0.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255cm" svg:y="0.316cm" chart:style-name="ch2">
          <text:p>3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15:Planilha1.G15 Planilha1.I15:Planilha1.I15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15:Planilha1.G15 Planilha1.I15:Planilha1.I1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15 Linha 15</text:p>
                <draw:g>
                  <svg:desc/>
                </draw:g>
              </table:table-cell>
              <table:table-cell office:value-type="float" office:value="0.006">
                <text:p>0.006</text:p>
                <draw:g>
                  <svg:desc>Planilha1.F15:Planilha1.G15 Planilha1.I15:Planilha1.I15</svg:desc>
                </draw:g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255cm" svg:y="0.316cm" chart:style-name="ch2">
          <text:p>9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24:Planilha1.G24 Planilha1.I24:Planilha1.I24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24:Planilha1.G24 Planilha1.I24:Planilha1.I2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24 Linha 24</text:p>
                <draw:g>
                  <svg:desc/>
                </draw:g>
              </table:table-cell>
              <table:table-cell office:value-type="float" office:value="0.0201666666666667">
                <text:p>0.0201666666666667</text:p>
                <draw:g>
                  <svg:desc>Planilha1.F24:Planilha1.G24 Planilha1.I24:Planilha1.I24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507833333333333">
                <text:p>0.5078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29cm" svg:y="0.316cm" chart:style-name="ch2">
          <text:p>30.000 posições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15:Planilha1.E15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15:Planilha1.E1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15</text:p>
                <draw:g>
                  <svg:desc/>
                </draw:g>
              </table:table-cell>
              <table:table-cell office:value-type="float" office:value="1.085">
                <text:p>1.085</text:p>
                <draw:g>
                  <svg:desc>Planilha1.C15:Planilha1.E15</svg:desc>
                </draw:g>
              </table:table-cell>
              <table:table-cell office:value-type="float" office:value="1.34483333333333">
                <text:p>1.34483333333333</text:p>
              </table:table-cell>
              <table:table-cell office:value-type="float" office:value="4.06966666666667">
                <text:p>4.069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255cm" svg:y="0.316cm" chart:style-name="ch2">
          <text:p>5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17:Planilha1.G17 Planilha1.I17:Planilha1.I17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17:Planilha1.G17 Planilha1.I17:Planilha1.I17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17 Linha 17</text:p>
                <draw:g>
                  <svg:desc/>
                </draw:g>
              </table:table-cell>
              <table:table-cell office:value-type="float" office:value="0.008">
                <text:p>0.008</text:p>
                <draw:g>
                  <svg:desc>Planilha1.F17:Planilha1.G17 Planilha1.I17:Planilha1.I17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951cm" svg:y="0.316cm" chart:style-name="ch2">
          <text:p>2.43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45:Planilha1.G45 Planilha1.I45:Planilha1.I45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45:Planilha1.G45 Planilha1.I45:Planilha1.I4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45 Linha 45</text:p>
                <draw:g>
                  <svg:desc/>
                </draw:g>
              </table:table-cell>
              <table:table-cell office:value-type="float" office:value="1.33816666666667">
                <text:p>1.33816666666667</text:p>
                <draw:g>
                  <svg:desc>Planilha1.F45:Planilha1.G45 Planilha1.I45:Planilha1.I45</svg:desc>
                </draw:g>
              </table:table-cell>
              <table:table-cell office:value-type="float" office:value="1.39016666666667">
                <text:p>1.39016666666667</text:p>
              </table:table-cell>
              <table:table-cell office:value-type="float" office:value="35.9216666666667">
                <text:p>35.92166666666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951cm" svg:y="0.316cm" chart:style-name="ch2">
          <text:p>7.29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52:Planilha1.G52 Planilha1.I52:Planilha1.I52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52:Planilha1.G52 Planilha1.I52:Planilha1.I5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52 Linha 52</text:p>
                <draw:g>
                  <svg:desc/>
                </draw:g>
              </table:table-cell>
              <table:table-cell office:value-type="float" office:value="9.1185">
                <text:p>9.1185</text:p>
                <draw:g>
                  <svg:desc>Planilha1.F52:Planilha1.G52 Planilha1.I52:Planilha1.I52</svg:desc>
                </draw:g>
              </table:table-cell>
              <table:table-cell office:value-type="float" office:value="5.40466666666667">
                <text:p>5.40466666666667</text:p>
              </table:table-cell>
              <table:table-cell office:value-type="float" office:value="111.655666666667">
                <text:p>111.655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832cm" svg:y="0.316cm" chart:style-name="ch2">
          <text:p>21.87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59:Planilha1.G59 Planilha1.I59:Planilha1.I59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59:Planilha1.G59 Planilha1.I59:Planilha1.I59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59 Linha 59</text:p>
                <draw:g>
                  <svg:desc/>
                </draw:g>
              </table:table-cell>
              <table:table-cell office:value-type="float" office:value="68.5401666666667">
                <text:p>68.5401666666667</text:p>
                <draw:g>
                  <svg:desc>Planilha1.F59:Planilha1.G59 Planilha1.I59:Planilha1.I59</svg:desc>
                </draw:g>
              </table:table-cell>
              <table:table-cell office:value-type="float" office:value="19.3263333333333">
                <text:p>19.3263333333333</text:p>
              </table:table-cell>
              <table:table-cell office:value-type="float" office:value="350.076">
                <text:p>350.0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832cm" svg:y="0.316cm" chart:style-name="ch2">
          <text:p>65.610.000</text:p>
        </chart:title>
        <chart:legend chart:legend-position="end" svg:x="13.181cm" svg:y="3.664cm" style:legend-expansion="high" chart:style-name="ch3"/>
        <chart:plot-area chart:style-name="ch4" table:cell-range-address="Planilha1.F1:Planilha1.G1 Planilha1.I1:Planilha1.I1 Planilha1.F66:Planilha1.G66 Planilha1.I66:Planilha1.I66" chart:data-source-has-labels="row" svg:x="0.32cm" svg:y="1.455cm" svg:width="12.541cm" svg:height="7.365cm">
          <chartooo:coordinate-region svg:x="2.908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G1 Planilha1.I1:Planilha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66:Planilha1.G66 Planilha1.I66:Planilha1.I6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G1 Planilha1.I1:Planilha1.I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malloc</text:p>
              </table:table-cell>
            </table:table-row>
          </table:table-header-rows>
          <table:table-rows>
            <table:table-row>
              <table:table-cell office:value-type="string">
                <text:p>Linha 66 Linha 66</text:p>
                <draw:g>
                  <svg:desc/>
                </draw:g>
              </table:table-cell>
              <table:table-cell office:value-type="float" office:value="582.1345">
                <text:p>582.1345</text:p>
                <draw:g>
                  <svg:desc>Planilha1.F66:Planilha1.G66 Planilha1.I66:Planilha1.I66</svg:desc>
                </draw:g>
              </table:table-cell>
              <table:table-cell office:value-type="float" office:value="70.4396666666667">
                <text:p>70.4396666666667</text:p>
              </table:table-cell>
              <table:table-cell office:value-type="float" office:value="1081.85333333333">
                <text:p>1081.8533333333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29cm" svg:y="0.316cm" chart:style-name="ch2">
          <text:p>30.000 posições</text:p>
        </chart:title>
        <chart:legend chart:legend-position="end" svg:x="13.472cm" svg:y="3.664cm" style:legend-expansion="high" chart:style-name="ch3"/>
        <chart:plot-area chart:style-name="ch4" table:cell-range-address="Planilha1.F1:Planilha1.H1 Planilha1.F15:Planilha1.H15" chart:data-source-has-labels="row" svg:x="0.32cm" svg:y="1.455cm" svg:width="12.832cm" svg:height="7.365cm">
          <chartooo:coordinate-region svg:x="3.054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15:Planilha1.H1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vetor</text:p>
              </table:table-cell>
            </table:table-row>
          </table:table-header-rows>
          <table:table-rows>
            <table:table-row>
              <table:table-cell office:value-type="string">
                <text:p>Linha 15</text:p>
                <draw:g>
                  <svg:desc/>
                </draw:g>
              </table:table-cell>
              <table:table-cell office:value-type="float" office:value="0.006">
                <text:p>0.006</text:p>
                <draw:g>
                  <svg:desc>Planilha1.F15:Planilha1.H15</svg:desc>
                </draw:g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35">
                <text:p>0.0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29cm" svg:y="0.316cm" chart:style-name="ch2">
          <text:p>10.000 posições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8:Planilha1.E8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8:Planilha1.E8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121666666666667">
                <text:p>0.121666666666667</text:p>
                <draw:g>
                  <svg:desc>Planilha1.C8:Planilha1.E8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448833333333333">
                <text:p>0.448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456cm" svg:y="0.316cm" chart:style-name="ch2">
          <text:p>50.000 posições invertido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17:Planilha1.E17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17:Planilha1.E17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17</text:p>
                <draw:g>
                  <svg:desc/>
                </draw:g>
              </table:table-cell>
              <table:table-cell office:value-type="float" office:value="6.058">
                <text:p>6.058</text:p>
                <draw:g>
                  <svg:desc>Planilha1.C17:Planilha1.E17</svg:desc>
                </draw:g>
              </table:table-cell>
              <table:table-cell office:value-type="float" office:value="4.863">
                <text:p>4.863</text:p>
              </table:table-cell>
              <table:table-cell office:value-type="float" office:value="10.234">
                <text:p>10.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456cm" svg:y="0.316cm" chart:style-name="ch2">
          <text:p>50.000 posições invertido</text:p>
        </chart:title>
        <chart:legend chart:legend-position="end" svg:x="13.472cm" svg:y="3.664cm" style:legend-expansion="high" chart:style-name="ch3"/>
        <chart:plot-area chart:style-name="ch4" table:cell-range-address="Planilha1.F1:Planilha1.H1 Planilha1.F17:Planilha1.H17" chart:data-source-has-labels="row" svg:x="0.32cm" svg:y="1.455cm" svg:width="12.832cm" svg:height="7.365cm">
          <chartooo:coordinate-region svg:x="3.054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17:Planilha1.H17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vetor</text:p>
              </table:table-cell>
            </table:table-row>
          </table:table-header-rows>
          <table:table-rows>
            <table:table-row>
              <table:table-cell office:value-type="string">
                <text:p>Linha 17</text:p>
                <draw:g>
                  <svg:desc/>
                </draw:g>
              </table:table-cell>
              <table:table-cell office:value-type="float" office:value="0.008">
                <text:p>0.008</text:p>
                <draw:g>
                  <svg:desc>Planilha1.F17:Planilha1.H17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26">
                <text:p>0.0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29cm" svg:y="0.316cm" chart:style-name="ch2">
          <text:p>90.000 posições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24:Planilha1.E24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4:Planilha1.E2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24</text:p>
                <draw:g>
                  <svg:desc/>
                </draw:g>
              </table:table-cell>
              <table:table-cell office:value-type="float" office:value="9.75616666666667">
                <text:p>9.75616666666667</text:p>
                <draw:g>
                  <svg:desc>Planilha1.C24:Planilha1.E24</svg:desc>
                </draw:g>
              </table:table-cell>
              <table:table-cell office:value-type="float" office:value="12.0816666666667">
                <text:p>12.0816666666667</text:p>
              </table:table-cell>
              <table:table-cell office:value-type="float" office:value="36.5951666666667">
                <text:p>36.5951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29cm" svg:y="0.316cm" chart:style-name="ch2">
          <text:p>90.000 posições</text:p>
        </chart:title>
        <chart:legend chart:legend-position="end" svg:x="13.472cm" svg:y="3.664cm" style:legend-expansion="high" chart:style-name="ch3"/>
        <chart:plot-area chart:style-name="ch4" table:cell-range-address="Planilha1.F1:Planilha1.H1 Planilha1.F24:Planilha1.H24" chart:data-source-has-labels="row" svg:x="0.32cm" svg:y="1.455cm" svg:width="12.832cm" svg:height="7.365cm">
          <chartooo:coordinate-region svg:x="3.054cm" svg:y="1.456cm" svg:width="7.364cm" svg:height="7.364cm"/>
          <chart:axis chart:dimension="x" chart:name="primary-x" chart:style-name="ch5" chartooo:axis-type="auto">
            <chartooo:date-scale/>
            <chart:categories table:cell-range-address="Planilha1.F1:Planilha1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F24:Planilha1.H2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</text:p>
                <draw:g>
                  <svg:desc>Planilha1.F1:Planilha1.H1</svg:desc>
                </draw:g>
              </table:table-cell>
              <table:table-cell office:value-type="string">
                <text:p>Heap</text:p>
              </table:table-cell>
              <table:table-cell office:value-type="string">
                <text:p>Merge vetor</text:p>
              </table:table-cell>
            </table:table-row>
          </table:table-header-rows>
          <table:table-rows>
            <table:table-row>
              <table:table-cell office:value-type="string">
                <text:p>Linha 24</text:p>
                <draw:g>
                  <svg:desc/>
                </draw:g>
              </table:table-cell>
              <table:table-cell office:value-type="float" office:value="0.0201666666666667">
                <text:p>0.0201666666666667</text:p>
                <draw:g>
                  <svg:desc>Planilha1.F24:Planilha1.H24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778333333333333">
                <text:p>0.0778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21cm" svg:y="0.316cm" chart:style-name="ch2">
          <text:p>270.000 posições</text:p>
        </chart:title>
        <chart:legend chart:legend-position="end" svg:x="13.816cm" svg:y="3.664cm" style:legend-expansion="high" chart:style-name="ch3"/>
        <chart:plot-area chart:style-name="ch4" table:cell-range-address="Planilha1.C1:Planilha1.E1 Planilha1.C24:Planilha1.E24" chart:data-source-has-labels="row" svg:x="0.32cm" svg:y="1.455cm" svg:width="13.176cm" svg:height="7.365cm">
          <chartooo:coordinate-region svg:x="3.226cm" svg:y="1.456cm" svg:width="7.364cm" svg:height="7.364cm"/>
          <chart:axis chart:dimension="x" chart:name="primary-x" chart:style-name="ch5" chartooo:axis-type="auto">
            <chartooo:date-scale/>
            <chart:categories table:cell-range-address="Planilha1.C1:Planilha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4:Planilha1.E2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Planilha1.C1:Planilha1.E1</svg:desc>
                </draw:g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Linha 24</text:p>
                <draw:g>
                  <svg:desc/>
                </draw:g>
              </table:table-cell>
              <table:table-cell office:value-type="float" office:value="9.75616666666667">
                <text:p>9.75616666666667</text:p>
                <draw:g>
                  <svg:desc>Planilha1.C24:Planilha1.E24</svg:desc>
                </draw:g>
              </table:table-cell>
              <table:table-cell office:value-type="float" office:value="12.0816666666667">
                <text:p>12.0816666666667</text:p>
              </table:table-cell>
              <table:table-cell office:value-type="float" office:value="36.5951666666667">
                <text:p>36.5951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